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svg:font-family="Times"/>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3898*"/>
    </style:style>
    <style:style style:name="Tabela3.B" style:family="table-column">
      <style:table-column-properties style:column-width="3.209in" style:rel-column-width="33381*"/>
    </style:style>
    <style:style style:name="Tabela3.C" style:family="table-column">
      <style:table-column-properties style:column-width="1.7549in" style:rel-column-width="18256*"/>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6"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1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1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0" style:family="paragraph" style:parent-style-name="Normal">
      <style:paragraph-properties fo:margin-left="0in" fo:margin-right="0in" fo:margin-top="0in" fo:margin-bottom="0in" style:contextual-spacing="false" fo:text-indent="0in" style:auto-text-indent="false"/>
    </style:style>
    <style:style style:name="P21"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3"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4"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5"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6"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7"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8"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9" style:family="paragraph" style:parent-style-name="Title">
      <style:text-properties fo:color="#c00000" fo:language="pt" fo:country="BR"/>
    </style:style>
    <style:style style:name="P3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2" style:family="paragraph" style:parent-style-name="Referência">
      <style:text-properties fo:font-size="10pt" fo:language="pt" fo:country="BR" style:font-size-asian="10pt"/>
    </style:style>
    <style:style style:name="P33" style:family="paragraph" style:parent-style-name="Referência">
      <style:text-properties fo:font-size="10pt" fo:language="pt" fo:country="BR" fo:font-style="italic" style:font-size-asian="10pt" style:font-style-asian="italic" style:font-style-complex="italic"/>
    </style:style>
    <style:style style:name="P34" style:family="paragraph" style:parent-style-name="Normal">
      <style:text-properties fo:language="pt" fo:country="BR"/>
    </style:style>
    <style:style style:name="P35" style:family="paragraph" style:parent-style-name="Normal">
      <style:text-properties fo:language="pt" fo:country="BR" officeooo:paragraph-rsid="003fb6f9"/>
    </style:style>
    <style:style style:name="P36" style:family="paragraph" style:parent-style-name="Normal">
      <style:text-properties fo:language="pt" fo:country="BR" officeooo:paragraph-rsid="004d40a9"/>
    </style:style>
    <style:style style:name="P37" style:family="paragraph" style:parent-style-name="Normal">
      <style:text-properties fo:language="pt" fo:country="BR" officeooo:paragraph-rsid="0072e065"/>
    </style:style>
    <style:style style:name="P38" style:family="paragraph" style:parent-style-name="Normal">
      <style:text-properties fo:language="pt" fo:country="BR" officeooo:paragraph-rsid="0090822c"/>
    </style:style>
    <style:style style:name="P39" style:family="paragraph" style:parent-style-name="Normal">
      <style:text-properties fo:language="pt" fo:country="BR" officeooo:paragraph-rsid="00ca35f9"/>
    </style:style>
    <style:style style:name="P40" style:family="paragraph" style:parent-style-name="Normal">
      <style:text-properties fo:language="pt" fo:country="BR" officeooo:paragraph-rsid="00ea4995"/>
    </style:style>
    <style:style style:name="P41" style:family="paragraph" style:parent-style-name="Normal">
      <style:text-properties fo:language="pt" fo:country="BR" officeooo:paragraph-rsid="01a2d905"/>
    </style:style>
    <style:style style:name="P42" style:family="paragraph" style:parent-style-name="Normal">
      <style:text-properties fo:language="pt" fo:country="BR" officeooo:paragraph-rsid="01e4b30f"/>
    </style:style>
    <style:style style:name="P43" style:family="paragraph" style:parent-style-name="Normal">
      <style:text-properties fo:language="pt" fo:country="BR" officeooo:paragraph-rsid="02620f0f"/>
    </style:style>
    <style:style style:name="P44"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45"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46" style:family="paragraph" style:parent-style-name="Normal">
      <style:text-properties fo:font-size="8pt" fo:language="pt" fo:country="BR" officeooo:paragraph-rsid="01e4b30f" style:font-size-asian="7pt" style:font-size-complex="8pt"/>
    </style:style>
    <style:style style:name="P47" style:family="paragraph" style:parent-style-name="Table_20_Contents">
      <style:paragraph-properties fo:text-align="justify" style:justify-single-word="false"/>
      <style:text-properties style:font-name="Arial" fo:font-size="12pt" style:font-size-asian="12pt"/>
    </style:style>
    <style:style style:name="P48" style:family="paragraph" style:parent-style-name="Table_20_Contents">
      <style:paragraph-properties fo:text-align="justify" style:justify-single-word="false"/>
      <style:text-properties style:font-name="Arial" fo:font-size="12pt" officeooo:paragraph-rsid="02cdc64d" style:font-size-asian="12pt"/>
    </style:style>
    <style:style style:name="P49" style:family="paragraph" style:parent-style-name="Table_20_Contents">
      <style:paragraph-properties fo:text-align="justify" style:justify-single-word="false"/>
      <style:text-properties style:font-name="Arial" fo:font-size="12pt" officeooo:paragraph-rsid="02d3d7dc" style:font-size-asian="12pt"/>
    </style:style>
    <style:style style:name="P5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51" style:family="paragraph" style:parent-style-name="Footnote">
      <style:text-properties style:font-name="Arial" fo:font-size="12pt" style:font-size-asian="12pt" style:font-size-complex="12pt"/>
    </style:style>
    <style:style style:name="P52" style:family="paragraph" style:parent-style-name="Footnote">
      <style:text-properties style:font-name="Arial" fo:font-size="12pt" officeooo:paragraph-rsid="02c62f73" style:font-size-asian="12pt" style:font-size-complex="12pt"/>
    </style:style>
    <style:style style:name="P53"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4"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5" style:family="paragraph" style:parent-style-name="Title" style:master-page-name="Standard">
      <style:paragraph-properties style:page-number="auto"/>
    </style:style>
    <style:style style:name="P56" style:family="paragraph" style:parent-style-name="Title" style:master-page-name="MP2">
      <style:paragraph-properties style:page-number="1" fo:break-before="page"/>
    </style:style>
    <style:style style:name="P57" style:family="paragraph" style:parent-style-name="Heading_20_2" style:list-style-name="">
      <style:text-properties fo:language="pt" fo:country="BR"/>
    </style:style>
    <style:style style:name="P58" style:family="paragraph" style:parent-style-name="Heading_20_2" style:list-style-name="">
      <style:paragraph-properties fo:margin-left="0in" fo:margin-right="0in" fo:text-indent="0in" style:auto-text-indent="false"/>
      <style:text-properties fo:language="pt" fo:country="BR"/>
    </style:style>
    <style:style style:name="P59" style:family="paragraph" style:parent-style-name="Heading_20_2" style:list-style-name="">
      <style:paragraph-properties fo:margin-top="0.1701in" fo:margin-bottom="0.0402in" style:contextual-spacing="false"/>
      <style:text-properties fo:language="pt" fo:country="BR"/>
    </style:style>
    <style:style style:name="P60" style:family="paragraph" style:parent-style-name="Heading_20_1" style:list-style-name="">
      <style:text-properties fo:language="pt" fo:country="BR"/>
    </style:style>
    <style:style style:name="P61" style:family="paragraph" style:parent-style-name="Heading_20_1" style:list-style-name="">
      <style:paragraph-properties fo:margin-top="0in" fo:margin-bottom="0.0799in" style:contextual-spacing="false" fo:break-before="page"/>
    </style:style>
    <style:style style:name="P62" style:family="paragraph" style:parent-style-name="Heading_20_1" style:list-style-name="">
      <style:paragraph-properties fo:margin-left="0in" fo:margin-right="0in" fo:text-indent="0in" style:auto-text-indent="false"/>
      <style:text-properties fo:language="pt" fo:country="BR"/>
    </style:style>
    <style:style style:name="P63" style:family="paragraph" style:parent-style-name="Normal">
      <style:text-properties fo:language="pt" fo:country="BR" officeooo:paragraph-rsid="033a1bdd"/>
    </style:style>
    <style:style style:name="P64" style:family="paragraph" style:parent-style-name="Normal">
      <style:text-properties fo:language="pt" fo:country="BR" officeooo:paragraph-rsid="0360c765"/>
    </style:style>
    <style:style style:name="P65" style:family="paragraph" style:parent-style-name="Normal">
      <style:text-properties fo:language="pt" fo:country="BR" officeooo:paragraph-rsid="0362a127"/>
    </style:style>
    <style:style style:name="P66" style:family="paragraph" style:parent-style-name="Normal">
      <style:paragraph-properties fo:margin-left="0in" fo:margin-right="0in" fo:text-indent="0in" style:auto-text-indent="false"/>
      <style:text-properties fo:language="pt" fo:country="BR" officeooo:rsid="02437a99" officeooo:paragraph-rsid="02437a99"/>
    </style:style>
    <style:style style:name="P67" style:family="paragraph" style:parent-style-name="Normal">
      <style:paragraph-properties fo:margin-left="0in" fo:margin-right="0in" fo:text-indent="0in" style:auto-text-indent="false"/>
      <style:text-properties fo:language="pt" fo:country="BR" officeooo:paragraph-rsid="02efba8c"/>
    </style:style>
    <style:style style:name="P68" style:family="paragraph" style:parent-style-name="Normal">
      <style:paragraph-properties fo:margin-left="0in" fo:margin-right="0in" fo:text-indent="0in" style:auto-text-indent="false"/>
      <style:text-properties fo:language="pt" fo:country="BR" officeooo:paragraph-rsid="02f77205"/>
    </style:style>
    <style:style style:name="P69" style:family="paragraph" style:parent-style-name="Normal">
      <style:paragraph-properties fo:margin-left="0in" fo:margin-right="0in" fo:text-indent="0in" style:auto-text-indent="false"/>
      <style:text-properties fo:language="pt" fo:country="BR" officeooo:paragraph-rsid="031a0f2a"/>
    </style:style>
    <style:style style:name="P70" style:family="paragraph" style:parent-style-name="Normal">
      <style:paragraph-properties fo:margin-left="0in" fo:margin-right="0in" fo:text-indent="0in" style:auto-text-indent="false"/>
      <style:text-properties fo:language="pt" fo:country="BR" officeooo:paragraph-rsid="035dda1e"/>
    </style:style>
    <style:style style:name="P71" style:family="paragraph" style:parent-style-name="Normal">
      <style:paragraph-properties fo:margin-left="0in" fo:margin-right="0in" fo:text-indent="0in" style:auto-text-indent="false"/>
      <style:text-properties officeooo:paragraph-rsid="02f77205"/>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officeooo:rsid="001add19"/>
    </style:style>
    <style:style style:name="T25" style:family="text">
      <style:text-properties officeooo:rsid="0020d04c"/>
    </style:style>
    <style:style style:name="T26" style:family="text">
      <style:text-properties officeooo:rsid="00225cc2"/>
    </style:style>
    <style:style style:name="T27" style:family="text">
      <style:text-properties officeooo:rsid="00234125"/>
    </style:style>
    <style:style style:name="T28" style:family="text">
      <style:text-properties officeooo:rsid="00243295"/>
    </style:style>
    <style:style style:name="T29" style:family="text">
      <style:text-properties officeooo:rsid="0025bacf"/>
    </style:style>
    <style:style style:name="T30" style:family="text">
      <style:text-properties officeooo:rsid="002792dd"/>
    </style:style>
    <style:style style:name="T31" style:family="text">
      <style:text-properties officeooo:rsid="0029c8ec"/>
    </style:style>
    <style:style style:name="T32" style:family="text">
      <style:text-properties officeooo:rsid="002a1724"/>
    </style:style>
    <style:style style:name="T33" style:family="text">
      <style:text-properties officeooo:rsid="002b6fec"/>
    </style:style>
    <style:style style:name="T34" style:family="text">
      <style:text-properties officeooo:rsid="002e8372"/>
    </style:style>
    <style:style style:name="T35" style:family="text">
      <style:text-properties officeooo:rsid="00319d16"/>
    </style:style>
    <style:style style:name="T36" style:family="text">
      <style:text-properties officeooo:rsid="0034e222"/>
    </style:style>
    <style:style style:name="T37" style:family="text">
      <style:text-properties officeooo:rsid="003912de"/>
    </style:style>
    <style:style style:name="T38" style:family="text">
      <style:text-properties officeooo:rsid="003e5081"/>
    </style:style>
    <style:style style:name="T39" style:family="text">
      <style:text-properties officeooo:rsid="003fb6f9"/>
    </style:style>
    <style:style style:name="T40" style:family="text">
      <style:text-properties officeooo:rsid="00411096"/>
    </style:style>
    <style:style style:name="T41" style:family="text">
      <style:text-properties officeooo:rsid="00441b66"/>
    </style:style>
    <style:style style:name="T42" style:family="text">
      <style:text-properties officeooo:rsid="004569c4"/>
    </style:style>
    <style:style style:name="T43" style:family="text">
      <style:text-properties officeooo:rsid="0046190a"/>
    </style:style>
    <style:style style:name="T44" style:family="text">
      <style:text-properties officeooo:rsid="00467f22"/>
    </style:style>
    <style:style style:name="T45" style:family="text">
      <style:text-properties officeooo:rsid="00476f14"/>
    </style:style>
    <style:style style:name="T46" style:family="text">
      <style:text-properties officeooo:rsid="00485b67"/>
    </style:style>
    <style:style style:name="T47" style:family="text">
      <style:text-properties officeooo:rsid="004a42aa"/>
    </style:style>
    <style:style style:name="T48" style:family="text">
      <style:text-properties officeooo:rsid="004a8d85"/>
    </style:style>
    <style:style style:name="T49" style:family="text">
      <style:text-properties officeooo:rsid="004ce473"/>
    </style:style>
    <style:style style:name="T50" style:family="text">
      <style:text-properties officeooo:rsid="004d40a9"/>
    </style:style>
    <style:style style:name="T51" style:family="text">
      <style:text-properties officeooo:rsid="004dfb9c"/>
    </style:style>
    <style:style style:name="T52" style:family="text">
      <style:text-properties officeooo:rsid="00515eb1"/>
    </style:style>
    <style:style style:name="T53" style:family="text">
      <style:text-properties officeooo:rsid="00531911"/>
    </style:style>
    <style:style style:name="T54" style:family="text">
      <style:text-properties officeooo:rsid="00543113"/>
    </style:style>
    <style:style style:name="T55" style:family="text">
      <style:text-properties officeooo:rsid="0054c123"/>
    </style:style>
    <style:style style:name="T56" style:family="text">
      <style:text-properties officeooo:rsid="0055a2fb"/>
    </style:style>
    <style:style style:name="T57" style:family="text">
      <style:text-properties officeooo:rsid="0056e90f"/>
    </style:style>
    <style:style style:name="T58" style:family="text">
      <style:text-properties officeooo:rsid="005a3731"/>
    </style:style>
    <style:style style:name="T59" style:family="text">
      <style:text-properties officeooo:rsid="005b15a9"/>
    </style:style>
    <style:style style:name="T60" style:family="text">
      <style:text-properties officeooo:rsid="005cd397"/>
    </style:style>
    <style:style style:name="T61" style:family="text">
      <style:text-properties officeooo:rsid="005e7988"/>
    </style:style>
    <style:style style:name="T62" style:family="text">
      <style:text-properties officeooo:rsid="005f9c3a"/>
    </style:style>
    <style:style style:name="T63" style:family="text">
      <style:text-properties officeooo:rsid="0060db95"/>
    </style:style>
    <style:style style:name="T64" style:family="text">
      <style:text-properties officeooo:rsid="0061d1cd"/>
    </style:style>
    <style:style style:name="T65" style:family="text">
      <style:text-properties officeooo:rsid="0062d8b9"/>
    </style:style>
    <style:style style:name="T66" style:family="text">
      <style:text-properties officeooo:rsid="00636b64"/>
    </style:style>
    <style:style style:name="T67" style:family="text">
      <style:text-properties officeooo:rsid="00649215"/>
    </style:style>
    <style:style style:name="T68" style:family="text">
      <style:text-properties officeooo:rsid="006685e6"/>
    </style:style>
    <style:style style:name="T69" style:family="text">
      <style:text-properties officeooo:rsid="00669bae"/>
    </style:style>
    <style:style style:name="T70" style:family="text">
      <style:text-properties officeooo:rsid="0067168b"/>
    </style:style>
    <style:style style:name="T71" style:family="text">
      <style:text-properties officeooo:rsid="006be8a5"/>
    </style:style>
    <style:style style:name="T72" style:family="text">
      <style:text-properties officeooo:rsid="006c8ff0"/>
    </style:style>
    <style:style style:name="T73" style:family="text">
      <style:text-properties officeooo:rsid="006df16c"/>
    </style:style>
    <style:style style:name="T74" style:family="text">
      <style:text-properties officeooo:rsid="006f7942"/>
    </style:style>
    <style:style style:name="T75" style:family="text">
      <style:text-properties officeooo:rsid="006f7fe2"/>
    </style:style>
    <style:style style:name="T76" style:family="text">
      <style:text-properties officeooo:rsid="007156d4"/>
    </style:style>
    <style:style style:name="T77" style:family="text">
      <style:text-properties officeooo:rsid="0072e065"/>
    </style:style>
    <style:style style:name="T78" style:family="text">
      <style:text-properties officeooo:rsid="0073a224"/>
    </style:style>
    <style:style style:name="T79" style:family="text">
      <style:text-properties officeooo:rsid="00757817"/>
    </style:style>
    <style:style style:name="T80" style:family="text">
      <style:text-properties officeooo:rsid="0078e84d"/>
    </style:style>
    <style:style style:name="T81" style:family="text">
      <style:text-properties officeooo:rsid="007a4bb1"/>
    </style:style>
    <style:style style:name="T82" style:family="text">
      <style:text-properties officeooo:rsid="007b7deb"/>
    </style:style>
    <style:style style:name="T83" style:family="text">
      <style:text-properties officeooo:rsid="007e2e65"/>
    </style:style>
    <style:style style:name="T84" style:family="text">
      <style:text-properties officeooo:rsid="00800870"/>
    </style:style>
    <style:style style:name="T85" style:family="text">
      <style:text-properties officeooo:rsid="00823ef7"/>
    </style:style>
    <style:style style:name="T86" style:family="text">
      <style:text-properties officeooo:rsid="008389e8"/>
    </style:style>
    <style:style style:name="T87" style:family="text">
      <style:text-properties officeooo:rsid="0085c9d3"/>
    </style:style>
    <style:style style:name="T88" style:family="text">
      <style:text-properties officeooo:rsid="0089d54a"/>
    </style:style>
    <style:style style:name="T89" style:family="text">
      <style:text-properties officeooo:rsid="008af035"/>
    </style:style>
    <style:style style:name="T90" style:family="text">
      <style:text-properties officeooo:rsid="008e618a"/>
    </style:style>
    <style:style style:name="T91" style:family="text">
      <style:text-properties officeooo:rsid="0090822c"/>
    </style:style>
    <style:style style:name="T92" style:family="text">
      <style:text-properties officeooo:rsid="0090b9ed"/>
    </style:style>
    <style:style style:name="T93" style:family="text">
      <style:text-properties officeooo:rsid="009195ab"/>
    </style:style>
    <style:style style:name="T94" style:family="text">
      <style:text-properties officeooo:rsid="009224d1"/>
    </style:style>
    <style:style style:name="T95" style:family="text">
      <style:text-properties officeooo:rsid="009367f8"/>
    </style:style>
    <style:style style:name="T96" style:family="text">
      <style:text-properties officeooo:rsid="00953f9c"/>
    </style:style>
    <style:style style:name="T97" style:family="text">
      <style:text-properties officeooo:rsid="00963af3"/>
    </style:style>
    <style:style style:name="T98" style:family="text">
      <style:text-properties officeooo:rsid="0098bbcb"/>
    </style:style>
    <style:style style:name="T99" style:family="text">
      <style:text-properties officeooo:rsid="009a7772"/>
    </style:style>
    <style:style style:name="T100" style:family="text">
      <style:text-properties officeooo:rsid="009acc02"/>
    </style:style>
    <style:style style:name="T101" style:family="text">
      <style:text-properties officeooo:rsid="009c953d"/>
    </style:style>
    <style:style style:name="T102" style:family="text">
      <style:text-properties officeooo:rsid="009d50cd"/>
    </style:style>
    <style:style style:name="T103" style:family="text">
      <style:text-properties officeooo:rsid="009d7ce6"/>
    </style:style>
    <style:style style:name="T104" style:family="text">
      <style:text-properties officeooo:rsid="009e1e80"/>
    </style:style>
    <style:style style:name="T105" style:family="text">
      <style:text-properties officeooo:rsid="009fd1a4"/>
    </style:style>
    <style:style style:name="T106" style:family="text">
      <style:text-properties officeooo:rsid="00a00757"/>
    </style:style>
    <style:style style:name="T107" style:family="text">
      <style:text-properties officeooo:rsid="00a066aa"/>
    </style:style>
    <style:style style:name="T108" style:family="text">
      <style:text-properties officeooo:rsid="00a156db"/>
    </style:style>
    <style:style style:name="T109" style:family="text">
      <style:text-properties officeooo:rsid="00a3d174"/>
    </style:style>
    <style:style style:name="T110" style:family="text">
      <style:text-properties officeooo:rsid="00a55345"/>
    </style:style>
    <style:style style:name="T111" style:family="text">
      <style:text-properties officeooo:rsid="00a9179d"/>
    </style:style>
    <style:style style:name="T112" style:family="text">
      <style:text-properties officeooo:rsid="00aaa449"/>
    </style:style>
    <style:style style:name="T113" style:family="text">
      <style:text-properties officeooo:rsid="00ab9837"/>
    </style:style>
    <style:style style:name="T114" style:family="text">
      <style:text-properties officeooo:rsid="00aca97f"/>
    </style:style>
    <style:style style:name="T115" style:family="text">
      <style:text-properties officeooo:rsid="00b040c5"/>
    </style:style>
    <style:style style:name="T116" style:family="text">
      <style:text-properties officeooo:rsid="00b21693"/>
    </style:style>
    <style:style style:name="T117" style:family="text">
      <style:text-properties officeooo:rsid="00b338ab"/>
    </style:style>
    <style:style style:name="T118" style:family="text">
      <style:text-properties officeooo:rsid="00b395d1"/>
    </style:style>
    <style:style style:name="T119" style:family="text">
      <style:text-properties officeooo:rsid="00b64efb"/>
    </style:style>
    <style:style style:name="T120" style:family="text">
      <style:text-properties officeooo:rsid="00b7b945"/>
    </style:style>
    <style:style style:name="T121" style:family="text">
      <style:text-properties officeooo:rsid="00bac2aa"/>
    </style:style>
    <style:style style:name="T122" style:family="text">
      <style:text-properties officeooo:rsid="00bb4f17"/>
    </style:style>
    <style:style style:name="T123" style:family="text">
      <style:text-properties officeooo:rsid="00bd9c15"/>
    </style:style>
    <style:style style:name="T124" style:family="text">
      <style:text-properties officeooo:rsid="00bf6dd5"/>
    </style:style>
    <style:style style:name="T125" style:family="text">
      <style:text-properties officeooo:rsid="00c1b690"/>
    </style:style>
    <style:style style:name="T126" style:family="text">
      <style:text-properties officeooo:rsid="00c41c08"/>
    </style:style>
    <style:style style:name="T127" style:family="text">
      <style:text-properties officeooo:rsid="00c43e0d"/>
    </style:style>
    <style:style style:name="T128" style:family="text">
      <style:text-properties officeooo:rsid="00c61ef8"/>
    </style:style>
    <style:style style:name="T129" style:family="text">
      <style:text-properties officeooo:rsid="00c7f209"/>
    </style:style>
    <style:style style:name="T130" style:family="text">
      <style:text-properties officeooo:rsid="00c8c086"/>
    </style:style>
    <style:style style:name="T131" style:family="text">
      <style:text-properties officeooo:rsid="00ca35f9"/>
    </style:style>
    <style:style style:name="T132" style:family="text">
      <style:text-properties officeooo:rsid="00ca944b"/>
    </style:style>
    <style:style style:name="T133" style:family="text">
      <style:text-properties officeooo:rsid="00cc5e5d"/>
    </style:style>
    <style:style style:name="T134" style:family="text">
      <style:text-properties officeooo:rsid="00ce5202"/>
    </style:style>
    <style:style style:name="T135" style:family="text">
      <style:text-properties officeooo:rsid="00ced1f8"/>
    </style:style>
    <style:style style:name="T136" style:family="text">
      <style:text-properties officeooo:rsid="00d0be4d"/>
    </style:style>
    <style:style style:name="T137" style:family="text">
      <style:text-properties officeooo:rsid="00d39853"/>
    </style:style>
    <style:style style:name="T138" style:family="text">
      <style:text-properties officeooo:rsid="00d46ae9"/>
    </style:style>
    <style:style style:name="T139" style:family="text">
      <style:text-properties officeooo:rsid="00d55386"/>
    </style:style>
    <style:style style:name="T140" style:family="text">
      <style:text-properties officeooo:rsid="00d69810"/>
    </style:style>
    <style:style style:name="T141" style:family="text">
      <style:text-properties officeooo:rsid="00d6dc24"/>
    </style:style>
    <style:style style:name="T142" style:family="text">
      <style:text-properties officeooo:rsid="00d6e139"/>
    </style:style>
    <style:style style:name="T143" style:family="text">
      <style:text-properties officeooo:rsid="00d709af"/>
    </style:style>
    <style:style style:name="T144" style:family="text">
      <style:text-properties officeooo:rsid="00d8b7be"/>
    </style:style>
    <style:style style:name="T145" style:family="text">
      <style:text-properties officeooo:rsid="00d9a302"/>
    </style:style>
    <style:style style:name="T146" style:family="text">
      <style:text-properties officeooo:rsid="00dc41b2"/>
    </style:style>
    <style:style style:name="T147" style:family="text">
      <style:text-properties officeooo:rsid="00dd00bc"/>
    </style:style>
    <style:style style:name="T148" style:family="text">
      <style:text-properties officeooo:rsid="00ddfabb"/>
    </style:style>
    <style:style style:name="T149" style:family="text">
      <style:text-properties officeooo:rsid="00de0405"/>
    </style:style>
    <style:style style:name="T150" style:family="text">
      <style:text-properties officeooo:rsid="00dfc9db"/>
    </style:style>
    <style:style style:name="T151" style:family="text">
      <style:text-properties officeooo:rsid="00dfe0b0"/>
    </style:style>
    <style:style style:name="T152" style:family="text">
      <style:text-properties officeooo:rsid="00e15d72"/>
    </style:style>
    <style:style style:name="T153" style:family="text">
      <style:text-properties officeooo:rsid="00e1cc3b"/>
    </style:style>
    <style:style style:name="T154" style:family="text">
      <style:text-properties officeooo:rsid="00e334cd"/>
    </style:style>
    <style:style style:name="T155" style:family="text">
      <style:text-properties officeooo:rsid="00e4153a"/>
    </style:style>
    <style:style style:name="T156" style:family="text">
      <style:text-properties officeooo:rsid="00e53971"/>
    </style:style>
    <style:style style:name="T157" style:family="text">
      <style:text-properties officeooo:rsid="00e54f12"/>
    </style:style>
    <style:style style:name="T158" style:family="text">
      <style:text-properties officeooo:rsid="00e6ed47"/>
    </style:style>
    <style:style style:name="T159" style:family="text">
      <style:text-properties officeooo:rsid="00e8ae17"/>
    </style:style>
    <style:style style:name="T160" style:family="text">
      <style:text-properties officeooo:rsid="00e8b68e"/>
    </style:style>
    <style:style style:name="T161" style:family="text">
      <style:text-properties officeooo:rsid="00e8b6db"/>
    </style:style>
    <style:style style:name="T162" style:family="text">
      <style:text-properties officeooo:rsid="00e9a1d8"/>
    </style:style>
    <style:style style:name="T163" style:family="text">
      <style:text-properties officeooo:rsid="00eba517"/>
    </style:style>
    <style:style style:name="T164" style:family="text">
      <style:text-properties officeooo:rsid="00ebbbfc"/>
    </style:style>
    <style:style style:name="T165" style:family="text">
      <style:text-properties officeooo:rsid="00ed2440"/>
    </style:style>
    <style:style style:name="T166" style:family="text">
      <style:text-properties officeooo:rsid="00edf82f"/>
    </style:style>
    <style:style style:name="T167" style:family="text">
      <style:text-properties officeooo:rsid="00eea0f3"/>
    </style:style>
    <style:style style:name="T168" style:family="text">
      <style:text-properties officeooo:rsid="00ef873a"/>
    </style:style>
    <style:style style:name="T169" style:family="text">
      <style:text-properties officeooo:rsid="00f22f0b"/>
    </style:style>
    <style:style style:name="T170" style:family="text">
      <style:text-properties officeooo:rsid="00f265cf"/>
    </style:style>
    <style:style style:name="T171" style:family="text">
      <style:text-properties officeooo:rsid="00f43afb"/>
    </style:style>
    <style:style style:name="T172" style:family="text">
      <style:text-properties officeooo:rsid="00f4fe24"/>
    </style:style>
    <style:style style:name="T173" style:family="text">
      <style:text-properties officeooo:rsid="00f6b99f"/>
    </style:style>
    <style:style style:name="T174" style:family="text">
      <style:text-properties officeooo:rsid="00f7ac84"/>
    </style:style>
    <style:style style:name="T175" style:family="text">
      <style:text-properties officeooo:rsid="00f99030"/>
    </style:style>
    <style:style style:name="T176" style:family="text">
      <style:text-properties officeooo:rsid="00fb862b"/>
    </style:style>
    <style:style style:name="T177" style:family="text">
      <style:text-properties officeooo:rsid="00fef39e"/>
    </style:style>
    <style:style style:name="T178" style:family="text">
      <style:text-properties officeooo:rsid="01015e57"/>
    </style:style>
    <style:style style:name="T179" style:family="text">
      <style:text-properties officeooo:rsid="0101c006"/>
    </style:style>
    <style:style style:name="T180" style:family="text">
      <style:text-properties officeooo:rsid="0103a5a8"/>
    </style:style>
    <style:style style:name="T181" style:family="text">
      <style:text-properties officeooo:rsid="010551c1"/>
    </style:style>
    <style:style style:name="T182" style:family="text">
      <style:text-properties officeooo:rsid="0107f79b"/>
    </style:style>
    <style:style style:name="T183" style:family="text">
      <style:text-properties officeooo:rsid="010a26a3"/>
    </style:style>
    <style:style style:name="T184" style:family="text">
      <style:text-properties officeooo:rsid="010a9d1c"/>
    </style:style>
    <style:style style:name="T185" style:family="text">
      <style:text-properties officeooo:rsid="010aee7c"/>
    </style:style>
    <style:style style:name="T186" style:family="text">
      <style:text-properties style:text-underline-style="solid" style:text-underline-type="double" style:text-underline-width="auto" style:text-underline-color="font-color"/>
    </style:style>
    <style:style style:name="T187" style:family="text">
      <style:text-properties officeooo:rsid="010b0e74"/>
    </style:style>
    <style:style style:name="T188" style:family="text">
      <style:text-properties officeooo:rsid="010bc7ef"/>
    </style:style>
    <style:style style:name="T189" style:family="text">
      <style:text-properties officeooo:rsid="010ce9c0"/>
    </style:style>
    <style:style style:name="T190" style:family="text">
      <style:text-properties officeooo:rsid="010ded35"/>
    </style:style>
    <style:style style:name="T191" style:family="text">
      <style:text-properties style:text-underline-style="none" officeooo:rsid="00f22f0b"/>
    </style:style>
    <style:style style:name="T192" style:family="text">
      <style:text-properties officeooo:rsid="010f43da"/>
    </style:style>
    <style:style style:name="T193" style:family="text">
      <style:text-properties officeooo:rsid="01100185"/>
    </style:style>
    <style:style style:name="T194" style:family="text">
      <style:text-properties officeooo:rsid="0111856f"/>
    </style:style>
    <style:style style:name="T195" style:family="text">
      <style:text-properties officeooo:rsid="0111d1f3"/>
    </style:style>
    <style:style style:name="T196" style:family="text">
      <style:text-properties officeooo:rsid="01139b37"/>
    </style:style>
    <style:style style:name="T197" style:family="text">
      <style:text-properties officeooo:rsid="0113afa8"/>
    </style:style>
    <style:style style:name="T198" style:family="text">
      <style:text-properties officeooo:rsid="01151665"/>
    </style:style>
    <style:style style:name="T199" style:family="text">
      <style:text-properties officeooo:rsid="01168c98"/>
    </style:style>
    <style:style style:name="T200" style:family="text">
      <style:text-properties officeooo:rsid="0119c6be"/>
    </style:style>
    <style:style style:name="T201" style:family="text">
      <style:text-properties officeooo:rsid="011e7256"/>
    </style:style>
    <style:style style:name="T202" style:family="text">
      <style:text-properties officeooo:rsid="011f182d"/>
    </style:style>
    <style:style style:name="T203" style:family="text">
      <style:text-properties officeooo:rsid="011f4841"/>
    </style:style>
    <style:style style:name="T204" style:family="text">
      <style:text-properties officeooo:rsid="0120aba6"/>
    </style:style>
    <style:style style:name="T205" style:family="text">
      <style:text-properties officeooo:rsid="012200b0"/>
    </style:style>
    <style:style style:name="T206" style:family="text">
      <style:text-properties officeooo:rsid="0122ca69"/>
    </style:style>
    <style:style style:name="T207" style:family="text">
      <style:text-properties officeooo:rsid="0123563d"/>
    </style:style>
    <style:style style:name="T208" style:family="text">
      <style:text-properties officeooo:rsid="0124293f"/>
    </style:style>
    <style:style style:name="T209" style:family="text">
      <style:text-properties officeooo:rsid="0126acb7"/>
    </style:style>
    <style:style style:name="T210" style:family="text">
      <style:text-properties officeooo:rsid="0129c221"/>
    </style:style>
    <style:style style:name="T211" style:family="text">
      <style:text-properties officeooo:rsid="012b79ab"/>
    </style:style>
    <style:style style:name="T212" style:family="text">
      <style:text-properties officeooo:rsid="012bba5b"/>
    </style:style>
    <style:style style:name="T213" style:family="text">
      <style:text-properties officeooo:rsid="012e2fed"/>
    </style:style>
    <style:style style:name="T214" style:family="text">
      <style:text-properties officeooo:rsid="012fed59"/>
    </style:style>
    <style:style style:name="T215" style:family="text">
      <style:text-properties officeooo:rsid="0131233d"/>
    </style:style>
    <style:style style:name="T216" style:family="text">
      <style:text-properties officeooo:rsid="0131e668"/>
    </style:style>
    <style:style style:name="T217" style:family="text">
      <style:text-properties officeooo:rsid="0132a1ab"/>
    </style:style>
    <style:style style:name="T218" style:family="text">
      <style:text-properties officeooo:rsid="0134b5bb"/>
    </style:style>
    <style:style style:name="T219" style:family="text">
      <style:text-properties officeooo:rsid="013623a4"/>
    </style:style>
    <style:style style:name="T220" style:family="text">
      <style:text-properties officeooo:rsid="01390aa0"/>
    </style:style>
    <style:style style:name="T221" style:family="text">
      <style:text-properties officeooo:rsid="013a44ec"/>
    </style:style>
    <style:style style:name="T222" style:family="text">
      <style:text-properties officeooo:rsid="013bf287"/>
    </style:style>
    <style:style style:name="T223" style:family="text">
      <style:text-properties officeooo:rsid="013d74de"/>
    </style:style>
    <style:style style:name="T224" style:family="text">
      <style:text-properties officeooo:rsid="013f21a2"/>
    </style:style>
    <style:style style:name="T225" style:family="text">
      <style:text-properties officeooo:rsid="013fba43"/>
    </style:style>
    <style:style style:name="T226" style:family="text">
      <style:text-properties officeooo:rsid="01423a8a"/>
    </style:style>
    <style:style style:name="T227" style:family="text">
      <style:text-properties officeooo:rsid="0145c8f8"/>
    </style:style>
    <style:style style:name="T228" style:family="text">
      <style:text-properties officeooo:rsid="01478b6d"/>
    </style:style>
    <style:style style:name="T229" style:family="text">
      <style:text-properties officeooo:rsid="0148e3dc"/>
    </style:style>
    <style:style style:name="T230" style:family="text">
      <style:text-properties officeooo:rsid="014a9f52"/>
    </style:style>
    <style:style style:name="T231" style:family="text">
      <style:text-properties officeooo:rsid="014caaee"/>
    </style:style>
    <style:style style:name="T232" style:family="text">
      <style:text-properties officeooo:rsid="014dddc3"/>
    </style:style>
    <style:style style:name="T233" style:family="text">
      <style:text-properties officeooo:rsid="014ee0d1"/>
    </style:style>
    <style:style style:name="T234" style:family="text">
      <style:text-properties officeooo:rsid="014f5f8c"/>
    </style:style>
    <style:style style:name="T235" style:family="text">
      <style:text-properties officeooo:rsid="0151b0ab"/>
    </style:style>
    <style:style style:name="T236" style:family="text">
      <style:text-properties officeooo:rsid="0152c5ec"/>
    </style:style>
    <style:style style:name="T237" style:family="text">
      <style:text-properties officeooo:rsid="01543694"/>
    </style:style>
    <style:style style:name="T238" style:family="text">
      <style:text-properties officeooo:rsid="01561afc"/>
    </style:style>
    <style:style style:name="T239" style:family="text">
      <style:text-properties officeooo:rsid="0156b963"/>
    </style:style>
    <style:style style:name="T240" style:family="text">
      <style:text-properties officeooo:rsid="0157fedb"/>
    </style:style>
    <style:style style:name="T241" style:family="text">
      <style:text-properties officeooo:rsid="015f27d9"/>
    </style:style>
    <style:style style:name="T242" style:family="text">
      <style:text-properties officeooo:rsid="01603b54"/>
    </style:style>
    <style:style style:name="T243" style:family="text">
      <style:text-properties officeooo:rsid="0161654a"/>
    </style:style>
    <style:style style:name="T244" style:family="text">
      <style:text-properties officeooo:rsid="0161fabb"/>
    </style:style>
    <style:style style:name="T245" style:family="text">
      <style:text-properties officeooo:rsid="0165ea98"/>
    </style:style>
    <style:style style:name="T246" style:family="text">
      <style:text-properties officeooo:rsid="0166144b"/>
    </style:style>
    <style:style style:name="T247" style:family="text">
      <style:text-properties officeooo:rsid="0167de02"/>
    </style:style>
    <style:style style:name="T248" style:family="text">
      <style:text-properties officeooo:rsid="0168d456"/>
    </style:style>
    <style:style style:name="T249" style:family="text">
      <style:text-properties officeooo:rsid="0169a58c"/>
    </style:style>
    <style:style style:name="T250" style:family="text">
      <style:text-properties officeooo:rsid="016b953f"/>
    </style:style>
    <style:style style:name="T251" style:family="text">
      <style:text-properties officeooo:rsid="016dd6e5"/>
    </style:style>
    <style:style style:name="T252" style:family="text">
      <style:text-properties officeooo:rsid="016dde3e"/>
    </style:style>
    <style:style style:name="T253" style:family="text">
      <style:text-properties officeooo:rsid="016eff9c"/>
    </style:style>
    <style:style style:name="T254" style:family="text">
      <style:text-properties officeooo:rsid="01700f96"/>
    </style:style>
    <style:style style:name="T255" style:family="text">
      <style:text-properties fo:color="#000000" style:font-name="Helvetica1"/>
    </style:style>
    <style:style style:name="T256" style:family="text">
      <style:text-properties fo:color="#000000" style:font-name="Helvetica1" officeooo:rsid="0171f8ca"/>
    </style:style>
    <style:style style:name="T257" style:family="text">
      <style:text-properties fo:color="#000000" style:font-name="Helvetica1" officeooo:rsid="01755211"/>
    </style:style>
    <style:style style:name="T258" style:family="text">
      <style:text-properties fo:color="#000000" style:font-name="Helvetica1" officeooo:rsid="017617b2"/>
    </style:style>
    <style:style style:name="T259" style:family="text">
      <style:text-properties officeooo:rsid="017adaae"/>
    </style:style>
    <style:style style:name="T260" style:family="text">
      <style:text-properties officeooo:rsid="017f5c87"/>
    </style:style>
    <style:style style:name="T261" style:family="text">
      <style:text-properties officeooo:rsid="017f8193"/>
    </style:style>
    <style:style style:name="T262" style:family="text">
      <style:text-properties officeooo:rsid="0180705c"/>
    </style:style>
    <style:style style:name="T263" style:family="text">
      <style:text-properties officeooo:rsid="0181c7a9"/>
    </style:style>
    <style:style style:name="T264" style:family="text">
      <style:text-properties officeooo:rsid="01820442"/>
    </style:style>
    <style:style style:name="T265" style:family="text">
      <style:text-properties officeooo:rsid="01830263"/>
    </style:style>
    <style:style style:name="T266" style:family="text">
      <style:text-properties officeooo:rsid="018385aa"/>
    </style:style>
    <style:style style:name="T267" style:family="text">
      <style:text-properties officeooo:rsid="018590ff"/>
    </style:style>
    <style:style style:name="T268" style:family="text">
      <style:text-properties officeooo:rsid="018704fe"/>
    </style:style>
    <style:style style:name="T269" style:family="text">
      <style:text-properties officeooo:rsid="0187053f"/>
    </style:style>
    <style:style style:name="T270" style:family="text">
      <style:text-properties officeooo:rsid="0188d3fc"/>
    </style:style>
    <style:style style:name="T271" style:family="text">
      <style:text-properties officeooo:rsid="0189e87b"/>
    </style:style>
    <style:style style:name="T272" style:family="text">
      <style:text-properties officeooo:rsid="018b31bc"/>
    </style:style>
    <style:style style:name="T273" style:family="text">
      <style:text-properties officeooo:rsid="018f6690"/>
    </style:style>
    <style:style style:name="T274" style:family="text">
      <style:text-properties officeooo:rsid="01925daf"/>
    </style:style>
    <style:style style:name="T275" style:family="text">
      <style:text-properties officeooo:rsid="0193dff4"/>
    </style:style>
    <style:style style:name="T276" style:family="text">
      <style:text-properties officeooo:rsid="01962f5b"/>
    </style:style>
    <style:style style:name="T277" style:family="text">
      <style:text-properties officeooo:rsid="01971436"/>
    </style:style>
    <style:style style:name="T278" style:family="text">
      <style:text-properties officeooo:rsid="0198b781"/>
    </style:style>
    <style:style style:name="T279" style:family="text">
      <style:text-properties officeooo:rsid="019da35f"/>
    </style:style>
    <style:style style:name="T280" style:family="text">
      <style:text-properties officeooo:rsid="01a51075"/>
    </style:style>
    <style:style style:name="T281" style:family="text">
      <style:text-properties officeooo:rsid="01a6c6f9"/>
    </style:style>
    <style:style style:name="T282" style:family="text">
      <style:text-properties officeooo:rsid="01a842d5"/>
    </style:style>
    <style:style style:name="T283" style:family="text">
      <style:text-properties officeooo:rsid="01a8bc6b"/>
    </style:style>
    <style:style style:name="T284" style:family="text">
      <style:text-properties officeooo:rsid="01aa7cfd"/>
    </style:style>
    <style:style style:name="T285" style:family="text">
      <style:text-properties officeooo:rsid="01ac66aa"/>
    </style:style>
    <style:style style:name="T286" style:family="text">
      <style:text-properties officeooo:rsid="01ad8934"/>
    </style:style>
    <style:style style:name="T287" style:family="text">
      <style:text-properties officeooo:rsid="01aef1b8"/>
    </style:style>
    <style:style style:name="T288" style:family="text">
      <style:text-properties officeooo:rsid="01b02c43"/>
    </style:style>
    <style:style style:name="T289" style:family="text">
      <style:text-properties officeooo:rsid="01b1a2c3"/>
    </style:style>
    <style:style style:name="T290" style:family="text">
      <style:text-properties officeooo:rsid="01b207ce"/>
    </style:style>
    <style:style style:name="T291" style:family="text">
      <style:text-properties officeooo:rsid="01b3703d"/>
    </style:style>
    <style:style style:name="T292" style:family="text">
      <style:text-properties officeooo:rsid="01b3b1fb"/>
    </style:style>
    <style:style style:name="T293" style:family="text">
      <style:text-properties officeooo:rsid="01b540ee"/>
    </style:style>
    <style:style style:name="T294" style:family="text">
      <style:text-properties officeooo:rsid="01b67a99"/>
    </style:style>
    <style:style style:name="T295" style:family="text">
      <style:text-properties officeooo:rsid="01bb688f"/>
    </style:style>
    <style:style style:name="T296" style:family="text">
      <style:text-properties officeooo:rsid="01bcc47a"/>
    </style:style>
    <style:style style:name="T297" style:family="text">
      <style:text-properties officeooo:rsid="01be69a9"/>
    </style:style>
    <style:style style:name="T298" style:family="text">
      <style:text-properties officeooo:rsid="01beca67"/>
    </style:style>
    <style:style style:name="T299" style:family="text">
      <style:text-properties officeooo:rsid="01c22ec6"/>
    </style:style>
    <style:style style:name="T300" style:family="text">
      <style:text-properties officeooo:rsid="01c4a1fa"/>
    </style:style>
    <style:style style:name="T301" style:family="text">
      <style:text-properties officeooo:rsid="01c586e0"/>
    </style:style>
    <style:style style:name="T302" style:family="text">
      <style:text-properties officeooo:rsid="01c92c70"/>
    </style:style>
    <style:style style:name="T303" style:family="text">
      <style:text-properties officeooo:rsid="01caf8b4"/>
    </style:style>
    <style:style style:name="T304" style:family="text">
      <style:text-properties officeooo:rsid="01cc98fc"/>
    </style:style>
    <style:style style:name="T305" style:family="text">
      <style:text-properties officeooo:rsid="01ce5a0d"/>
    </style:style>
    <style:style style:name="T306" style:family="text">
      <style:text-properties officeooo:rsid="01cfd4af"/>
    </style:style>
    <style:style style:name="T307" style:family="text">
      <style:text-properties officeooo:rsid="01cfea02"/>
    </style:style>
    <style:style style:name="T308" style:family="text">
      <style:text-properties officeooo:rsid="01d1086b"/>
    </style:style>
    <style:style style:name="T309" style:family="text">
      <style:text-properties officeooo:rsid="01d230be"/>
    </style:style>
    <style:style style:name="T310" style:family="text">
      <style:text-properties officeooo:rsid="01d3b1f2"/>
    </style:style>
    <style:style style:name="T311" style:family="text">
      <style:text-properties officeooo:rsid="01d4d50e"/>
    </style:style>
    <style:style style:name="T312" style:family="text">
      <style:text-properties officeooo:rsid="01d62da8"/>
    </style:style>
    <style:style style:name="T313" style:family="text">
      <style:text-properties officeooo:rsid="01d789a2"/>
    </style:style>
    <style:style style:name="T314" style:family="text">
      <style:text-properties officeooo:rsid="01d90086"/>
    </style:style>
    <style:style style:name="T315" style:family="text">
      <style:text-properties officeooo:rsid="01d95e3d"/>
    </style:style>
    <style:style style:name="T316" style:family="text">
      <style:text-properties officeooo:rsid="01da0be8"/>
    </style:style>
    <style:style style:name="T317" style:family="text">
      <style:text-properties officeooo:rsid="01db033e"/>
    </style:style>
    <style:style style:name="T318" style:family="text">
      <style:text-properties officeooo:rsid="01dd28d8"/>
    </style:style>
    <style:style style:name="T319" style:family="text">
      <style:text-properties officeooo:rsid="01e562f0"/>
    </style:style>
    <style:style style:name="T320" style:family="text">
      <style:text-properties officeooo:rsid="01e80bac"/>
    </style:style>
    <style:style style:name="T321" style:family="text">
      <style:text-properties officeooo:rsid="01e86c84"/>
    </style:style>
    <style:style style:name="T322" style:family="text">
      <style:text-properties officeooo:rsid="01e8c67b"/>
    </style:style>
    <style:style style:name="T323" style:family="text">
      <style:text-properties officeooo:rsid="01ea0ab7"/>
    </style:style>
    <style:style style:name="T324" style:family="text">
      <style:text-properties officeooo:rsid="01ebb2b5"/>
    </style:style>
    <style:style style:name="T325" style:family="text">
      <style:text-properties officeooo:rsid="01ed5740"/>
    </style:style>
    <style:style style:name="T326" style:family="text">
      <style:text-properties officeooo:rsid="01ef2169"/>
    </style:style>
    <style:style style:name="T327" style:family="text">
      <style:text-properties officeooo:rsid="01ef8adb"/>
    </style:style>
    <style:style style:name="T328" style:family="text">
      <style:text-properties officeooo:rsid="01f0b485"/>
    </style:style>
    <style:style style:name="T329" style:family="text">
      <style:text-properties officeooo:rsid="01f17f2d"/>
    </style:style>
    <style:style style:name="T330" style:family="text">
      <style:text-properties officeooo:rsid="01f3172c"/>
    </style:style>
    <style:style style:name="T331" style:family="text">
      <style:text-properties officeooo:rsid="01f3fe6c"/>
    </style:style>
    <style:style style:name="T332" style:family="text">
      <style:text-properties officeooo:rsid="01f5115f"/>
    </style:style>
    <style:style style:name="T333" style:family="text">
      <style:text-properties officeooo:rsid="01f5a7cb"/>
    </style:style>
    <style:style style:name="T334" style:family="text">
      <style:text-properties officeooo:rsid="01f758e9"/>
    </style:style>
    <style:style style:name="T335" style:family="text">
      <style:text-properties officeooo:rsid="01fa2aa6"/>
    </style:style>
    <style:style style:name="T336" style:family="text">
      <style:text-properties officeooo:rsid="01fbecbd"/>
    </style:style>
    <style:style style:name="T337" style:family="text">
      <style:text-properties officeooo:rsid="01fd1044"/>
    </style:style>
    <style:style style:name="T338" style:family="text">
      <style:text-properties officeooo:rsid="01fd224b"/>
    </style:style>
    <style:style style:name="T339" style:family="text">
      <style:text-properties officeooo:rsid="01ff9df2"/>
    </style:style>
    <style:style style:name="T340" style:family="text">
      <style:text-properties officeooo:rsid="02057a86"/>
    </style:style>
    <style:style style:name="T341" style:family="text">
      <style:text-properties officeooo:rsid="0206a905"/>
    </style:style>
    <style:style style:name="T342" style:family="text">
      <style:text-properties officeooo:rsid="0207b0b0"/>
    </style:style>
    <style:style style:name="T343" style:family="text">
      <style:text-properties officeooo:rsid="020f6f90"/>
    </style:style>
    <style:style style:name="T344" style:family="text">
      <style:text-properties officeooo:rsid="020fc193"/>
    </style:style>
    <style:style style:name="T345" style:family="text">
      <style:text-properties officeooo:rsid="02106b3d"/>
    </style:style>
    <style:style style:name="T346" style:family="text">
      <style:text-properties officeooo:rsid="0210b8c8"/>
    </style:style>
    <style:style style:name="T347" style:family="text">
      <style:text-properties officeooo:rsid="02142355"/>
    </style:style>
    <style:style style:name="T348" style:family="text">
      <style:text-properties officeooo:rsid="0214ef7a"/>
    </style:style>
    <style:style style:name="T349" style:family="text">
      <style:text-properties officeooo:rsid="02172ffc"/>
    </style:style>
    <style:style style:name="T350" style:family="text">
      <style:text-properties officeooo:rsid="021a19b8"/>
    </style:style>
    <style:style style:name="T351" style:family="text">
      <style:text-properties officeooo:rsid="021a4283"/>
    </style:style>
    <style:style style:name="T352" style:family="text">
      <style:text-properties officeooo:rsid="021abc6f"/>
    </style:style>
    <style:style style:name="T353" style:family="text">
      <style:text-properties officeooo:rsid="021c3baa"/>
    </style:style>
    <style:style style:name="T354" style:family="text">
      <style:text-properties officeooo:rsid="021ceca8"/>
    </style:style>
    <style:style style:name="T355" style:family="text">
      <style:text-properties officeooo:rsid="021e87ab"/>
    </style:style>
    <style:style style:name="T356" style:family="text">
      <style:text-properties officeooo:rsid="021f9637"/>
    </style:style>
    <style:style style:name="T357" style:family="text">
      <style:text-properties officeooo:rsid="02233112"/>
    </style:style>
    <style:style style:name="T358" style:family="text">
      <style:text-properties officeooo:rsid="02271f8c"/>
    </style:style>
    <style:style style:name="T359" style:family="text">
      <style:text-properties officeooo:rsid="022824ad"/>
    </style:style>
    <style:style style:name="T360" style:family="text">
      <style:text-properties officeooo:rsid="0229ee96"/>
    </style:style>
    <style:style style:name="T361" style:family="text">
      <style:text-properties officeooo:rsid="022acdc0"/>
    </style:style>
    <style:style style:name="T362" style:family="text">
      <style:text-properties officeooo:rsid="022c2d9e"/>
    </style:style>
    <style:style style:name="T363" style:family="text">
      <style:text-properties officeooo:rsid="022cdcbd"/>
    </style:style>
    <style:style style:name="T364" style:family="text">
      <style:text-properties officeooo:rsid="022d77db"/>
    </style:style>
    <style:style style:name="T365" style:family="text">
      <style:text-properties officeooo:rsid="022dc16f"/>
    </style:style>
    <style:style style:name="T366" style:family="text">
      <style:text-properties officeooo:rsid="022dc61b"/>
    </style:style>
    <style:style style:name="T367" style:family="text">
      <style:text-properties officeooo:rsid="022ebfe9"/>
    </style:style>
    <style:style style:name="T368" style:family="text">
      <style:text-properties officeooo:rsid="02304ae1"/>
    </style:style>
    <style:style style:name="T369" style:family="text">
      <style:text-properties officeooo:rsid="023072d0"/>
    </style:style>
    <style:style style:name="T370" style:family="text">
      <style:text-properties officeooo:rsid="0231f46c"/>
    </style:style>
    <style:style style:name="T371" style:family="text">
      <style:text-properties officeooo:rsid="0232181d"/>
    </style:style>
    <style:style style:name="T372" style:family="text">
      <style:text-properties officeooo:rsid="023230c5"/>
    </style:style>
    <style:style style:name="T373" style:family="text">
      <style:text-properties officeooo:rsid="0234235d"/>
    </style:style>
    <style:style style:name="T374" style:family="text">
      <style:text-properties officeooo:rsid="023781ec"/>
    </style:style>
    <style:style style:name="T375" style:family="text">
      <style:text-properties officeooo:rsid="023b1ded"/>
    </style:style>
    <style:style style:name="T376" style:family="text">
      <style:text-properties officeooo:rsid="023b8d50"/>
    </style:style>
    <style:style style:name="T377" style:family="text">
      <style:text-properties officeooo:rsid="023cd2fe"/>
    </style:style>
    <style:style style:name="T378" style:family="text">
      <style:text-properties officeooo:rsid="023f2dc8"/>
    </style:style>
    <style:style style:name="T379" style:family="text">
      <style:text-properties officeooo:rsid="023fad77"/>
    </style:style>
    <style:style style:name="T380" style:family="text">
      <style:text-properties officeooo:rsid="02417c79"/>
    </style:style>
    <style:style style:name="T381" style:family="text">
      <style:text-properties officeooo:rsid="024372c8"/>
    </style:style>
    <style:style style:name="T382" style:family="text">
      <style:text-properties officeooo:rsid="0244ebdc"/>
    </style:style>
    <style:style style:name="T383" style:family="text">
      <style:text-properties officeooo:rsid="0245cb9e"/>
    </style:style>
    <style:style style:name="T384" style:family="text">
      <style:text-properties officeooo:rsid="0246cdb6"/>
    </style:style>
    <style:style style:name="T385" style:family="text">
      <style:text-properties officeooo:rsid="02470359"/>
    </style:style>
    <style:style style:name="T386" style:family="text">
      <style:text-properties officeooo:rsid="0247bfc2"/>
    </style:style>
    <style:style style:name="T387" style:family="text">
      <style:text-properties officeooo:rsid="024b8580"/>
    </style:style>
    <style:style style:name="T388" style:family="text">
      <style:text-properties officeooo:rsid="024dee1d"/>
    </style:style>
    <style:style style:name="T389" style:family="text">
      <style:text-properties officeooo:rsid="024f0927"/>
    </style:style>
    <style:style style:name="T390" style:family="text">
      <style:text-properties officeooo:rsid="024f2d7e"/>
    </style:style>
    <style:style style:name="T391" style:family="text">
      <style:text-properties officeooo:rsid="02531507"/>
    </style:style>
    <style:style style:name="T392" style:family="text">
      <style:text-properties officeooo:rsid="0253af61"/>
    </style:style>
    <style:style style:name="T393" style:family="text">
      <style:text-properties officeooo:rsid="0255adf1"/>
    </style:style>
    <style:style style:name="T394" style:family="text">
      <style:text-properties officeooo:rsid="0256f35d"/>
    </style:style>
    <style:style style:name="T395" style:family="text">
      <style:text-properties officeooo:rsid="02574f26"/>
    </style:style>
    <style:style style:name="T396" style:family="text">
      <style:text-properties officeooo:rsid="02578537"/>
    </style:style>
    <style:style style:name="T397" style:family="text">
      <style:text-properties officeooo:rsid="0258ebe4"/>
    </style:style>
    <style:style style:name="T398" style:family="text">
      <style:text-properties officeooo:rsid="025a52e3"/>
    </style:style>
    <style:style style:name="T399" style:family="text">
      <style:text-properties officeooo:rsid="025bae51"/>
    </style:style>
    <style:style style:name="T400" style:family="text">
      <style:text-properties officeooo:rsid="025d8bb8"/>
    </style:style>
    <style:style style:name="T401" style:family="text">
      <style:text-properties officeooo:rsid="025e19b3"/>
    </style:style>
    <style:style style:name="T402" style:family="text">
      <style:text-properties officeooo:rsid="0260dfc8"/>
    </style:style>
    <style:style style:name="T403" style:family="text">
      <style:text-properties officeooo:rsid="0264fa79"/>
    </style:style>
    <style:style style:name="T404" style:family="text">
      <style:text-properties officeooo:rsid="0266e7e8"/>
    </style:style>
    <style:style style:name="T405" style:family="text">
      <style:text-properties officeooo:rsid="026883a0"/>
    </style:style>
    <style:style style:name="T406" style:family="text">
      <style:text-properties officeooo:rsid="026bb52e"/>
    </style:style>
    <style:style style:name="T407" style:family="text">
      <style:text-properties officeooo:rsid="026c862c"/>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T417" style:family="text">
      <style:text-properties officeooo:rsid="0280c8fd"/>
    </style:style>
    <style:style style:name="T418" style:family="text">
      <style:text-properties officeooo:rsid="0282a02e"/>
    </style:style>
    <style:style style:name="T419" style:family="text">
      <style:text-properties officeooo:rsid="02850e95"/>
    </style:style>
    <style:style style:name="T420" style:family="text">
      <style:text-properties officeooo:rsid="0285e462"/>
    </style:style>
    <style:style style:name="T421" style:family="text">
      <style:text-properties officeooo:rsid="02875bfd"/>
    </style:style>
    <style:style style:name="T422" style:family="text">
      <style:text-properties officeooo:rsid="0287dea6"/>
    </style:style>
    <style:style style:name="T423" style:family="text">
      <style:text-properties officeooo:rsid="0288d33a"/>
    </style:style>
    <style:style style:name="T424" style:family="text">
      <style:text-properties officeooo:rsid="028af734"/>
    </style:style>
    <style:style style:name="T425" style:family="text">
      <style:text-properties officeooo:rsid="028c7d93"/>
    </style:style>
    <style:style style:name="T426" style:family="text">
      <style:text-properties officeooo:rsid="028dea2e"/>
    </style:style>
    <style:style style:name="T427" style:family="text">
      <style:text-properties officeooo:rsid="028f195c"/>
    </style:style>
    <style:style style:name="T428" style:family="text">
      <style:text-properties officeooo:rsid="02947cad"/>
    </style:style>
    <style:style style:name="T429" style:family="text">
      <style:text-properties officeooo:rsid="0296506f"/>
    </style:style>
    <style:style style:name="T430" style:family="text">
      <style:text-properties officeooo:rsid="02975d3d"/>
    </style:style>
    <style:style style:name="T431" style:family="text">
      <style:text-properties officeooo:rsid="0297d4b7"/>
    </style:style>
    <style:style style:name="T432" style:family="text">
      <style:text-properties officeooo:rsid="0298d524"/>
    </style:style>
    <style:style style:name="T433" style:family="text">
      <style:text-properties officeooo:rsid="029a00fb"/>
    </style:style>
    <style:style style:name="T434" style:family="text">
      <style:text-properties officeooo:rsid="029ab3de"/>
    </style:style>
    <style:style style:name="T435" style:family="text">
      <style:text-properties officeooo:rsid="029fc666"/>
    </style:style>
    <style:style style:name="T436" style:family="text">
      <style:text-properties officeooo:rsid="02a0207d"/>
    </style:style>
    <style:style style:name="T437" style:family="text">
      <style:text-properties officeooo:rsid="02a0eba6"/>
    </style:style>
    <style:style style:name="T438" style:family="text">
      <style:text-properties officeooo:rsid="02a3c029"/>
    </style:style>
    <style:style style:name="T439" style:family="text">
      <style:text-properties officeooo:rsid="02a480d6"/>
    </style:style>
    <style:style style:name="T440" style:family="text">
      <style:text-properties officeooo:rsid="02a72e1f"/>
    </style:style>
    <style:style style:name="T441" style:family="text">
      <style:text-properties officeooo:rsid="02a7f2dd"/>
    </style:style>
    <style:style style:name="T442" style:family="text">
      <style:text-properties officeooo:rsid="02a80bc1"/>
    </style:style>
    <style:style style:name="T443" style:family="text">
      <style:text-properties officeooo:rsid="02a81090"/>
    </style:style>
    <style:style style:name="T444" style:family="text">
      <style:text-properties officeooo:rsid="02a9c1a9"/>
    </style:style>
    <style:style style:name="T445" style:family="text">
      <style:text-properties officeooo:rsid="02ab3026"/>
    </style:style>
    <style:style style:name="T446" style:family="text">
      <style:text-properties officeooo:rsid="02ab8231"/>
    </style:style>
    <style:style style:name="T447" style:family="text">
      <style:text-properties officeooo:rsid="02aba2cd"/>
    </style:style>
    <style:style style:name="T448" style:family="text">
      <style:text-properties officeooo:rsid="02ad4f25"/>
    </style:style>
    <style:style style:name="T449" style:family="text">
      <style:text-properties officeooo:rsid="02ae652e"/>
    </style:style>
    <style:style style:name="T450" style:family="text">
      <style:text-properties officeooo:rsid="02afb351"/>
    </style:style>
    <style:style style:name="T451" style:family="text">
      <style:text-properties officeooo:rsid="02b392ad"/>
    </style:style>
    <style:style style:name="T452" style:family="text">
      <style:text-properties officeooo:rsid="02b3fdc0"/>
    </style:style>
    <style:style style:name="T453" style:family="text">
      <style:text-properties officeooo:rsid="02b5a8b5"/>
    </style:style>
    <style:style style:name="T454" style:family="text">
      <style:text-properties officeooo:rsid="02b6f740"/>
    </style:style>
    <style:style style:name="T455" style:family="text">
      <style:text-properties officeooo:rsid="02b70050"/>
    </style:style>
    <style:style style:name="T456" style:family="text">
      <style:text-properties officeooo:rsid="02ba570e"/>
    </style:style>
    <style:style style:name="T457" style:family="text">
      <style:text-properties officeooo:rsid="02bc5a85"/>
    </style:style>
    <style:style style:name="T458" style:family="text">
      <style:text-properties officeooo:rsid="02bc6123"/>
    </style:style>
    <style:style style:name="T459" style:family="text">
      <style:text-properties officeooo:rsid="02be3a76"/>
    </style:style>
    <style:style style:name="T460" style:family="text">
      <style:text-properties officeooo:rsid="02be592c"/>
    </style:style>
    <style:style style:name="T461" style:family="text">
      <style:text-properties officeooo:rsid="02c029ab"/>
    </style:style>
    <style:style style:name="T462" style:family="text">
      <style:text-properties officeooo:rsid="02c23d76"/>
    </style:style>
    <style:style style:name="T463" style:family="text">
      <style:text-properties officeooo:rsid="02c3748a"/>
    </style:style>
    <style:style style:name="T464" style:family="text">
      <style:text-properties officeooo:rsid="02c50db1"/>
    </style:style>
    <style:style style:name="T465" style:family="text">
      <style:text-properties officeooo:rsid="02c62f73"/>
    </style:style>
    <style:style style:name="T466" style:family="text">
      <style:text-properties officeooo:rsid="02c7608c"/>
    </style:style>
    <style:style style:name="T467" style:family="text">
      <style:text-properties officeooo:rsid="02c82ae8"/>
    </style:style>
    <style:style style:name="T468" style:family="text">
      <style:text-properties officeooo:rsid="02c9947b"/>
    </style:style>
    <style:style style:name="T469" style:family="text">
      <style:text-properties officeooo:rsid="02cc6383"/>
    </style:style>
    <style:style style:name="T470" style:family="text">
      <style:text-properties officeooo:rsid="02d3d7dc"/>
    </style:style>
    <style:style style:name="T471" style:family="text">
      <style:text-properties officeooo:rsid="02d54049"/>
    </style:style>
    <style:style style:name="T472" style:family="text">
      <style:text-properties officeooo:rsid="02d54553"/>
    </style:style>
    <style:style style:name="T473" style:family="text">
      <style:text-properties officeooo:rsid="02d5e565"/>
    </style:style>
    <style:style style:name="T474" style:family="text">
      <style:text-properties officeooo:rsid="02d70f7e"/>
    </style:style>
    <style:style style:name="T475" style:family="text">
      <style:text-properties officeooo:rsid="02d8dfef"/>
    </style:style>
    <style:style style:name="T476" style:family="text">
      <style:text-properties officeooo:rsid="02da21c5"/>
    </style:style>
    <style:style style:name="T477" style:family="text">
      <style:text-properties officeooo:rsid="02dc6f6d"/>
    </style:style>
    <style:style style:name="T478" style:family="text">
      <style:text-properties officeooo:rsid="02dd4c31"/>
    </style:style>
    <style:style style:name="T479" style:family="text">
      <style:text-properties officeooo:rsid="02e14cd3"/>
    </style:style>
    <style:style style:name="T480" style:family="text">
      <style:text-properties officeooo:rsid="02e24d54"/>
    </style:style>
    <style:style style:name="T481" style:family="text">
      <style:text-properties officeooo:rsid="02e39587"/>
    </style:style>
    <style:style style:name="T482" style:family="text">
      <style:text-properties officeooo:rsid="02e4309d"/>
    </style:style>
    <style:style style:name="T483" style:family="text">
      <style:text-properties officeooo:rsid="02e5562d"/>
    </style:style>
    <style:style style:name="T484" style:family="text">
      <style:text-properties officeooo:rsid="02e70810"/>
    </style:style>
    <style:style style:name="T485" style:family="text">
      <style:text-properties officeooo:rsid="02e718e5"/>
    </style:style>
    <style:style style:name="T486" style:family="text">
      <style:text-properties officeooo:rsid="02e78849"/>
    </style:style>
    <style:style style:name="T487" style:family="text">
      <style:text-properties officeooo:rsid="02e81900"/>
    </style:style>
    <style:style style:name="T488" style:family="text">
      <style:text-properties officeooo:rsid="02e9502b"/>
    </style:style>
    <style:style style:name="T489" style:family="text">
      <style:text-properties officeooo:rsid="02e95230"/>
    </style:style>
    <style:style style:name="T490" style:family="text">
      <style:text-properties officeooo:rsid="02ea5541"/>
    </style:style>
    <style:style style:name="T491" style:family="text">
      <style:text-properties officeooo:rsid="02edfd4c"/>
    </style:style>
    <style:style style:name="T492" style:family="text">
      <style:text-properties officeooo:rsid="02efba8c"/>
    </style:style>
    <style:style style:name="T493" style:family="text">
      <style:text-properties officeooo:rsid="02f13b90"/>
    </style:style>
    <style:style style:name="T494" style:family="text">
      <style:text-properties officeooo:rsid="02f25720"/>
    </style:style>
    <style:style style:name="T495" style:family="text">
      <style:text-properties officeooo:rsid="02f4c723"/>
    </style:style>
    <style:style style:name="T496" style:family="text">
      <style:text-properties officeooo:rsid="02f77205"/>
    </style:style>
    <style:style style:name="T497" style:family="text">
      <style:text-properties officeooo:rsid="02f9b2fb"/>
    </style:style>
    <style:style style:name="T498" style:family="text">
      <style:text-properties officeooo:rsid="02f9d941"/>
    </style:style>
    <style:style style:name="T499" style:family="text">
      <style:text-properties officeooo:rsid="02fd4fa9"/>
    </style:style>
    <style:style style:name="T500" style:family="text">
      <style:text-properties officeooo:rsid="02feff95"/>
    </style:style>
    <style:style style:name="T501" style:family="text">
      <style:text-properties officeooo:rsid="02ff412a"/>
    </style:style>
    <style:style style:name="T502" style:family="text">
      <style:text-properties officeooo:rsid="03022c74"/>
    </style:style>
    <style:style style:name="T503" style:family="text">
      <style:text-properties officeooo:rsid="03033736"/>
    </style:style>
    <style:style style:name="T504" style:family="text">
      <style:text-properties officeooo:rsid="030706c4"/>
    </style:style>
    <style:style style:name="T505" style:family="text">
      <style:text-properties officeooo:rsid="03088235"/>
    </style:style>
    <style:style style:name="T506" style:family="text">
      <style:text-properties officeooo:rsid="0309f5fa"/>
    </style:style>
    <style:style style:name="T507" style:family="text">
      <style:text-properties officeooo:rsid="030a0bc2"/>
    </style:style>
    <style:style style:name="T508" style:family="text">
      <style:text-properties officeooo:rsid="030a26fd"/>
    </style:style>
    <style:style style:name="T509" style:family="text">
      <style:text-properties officeooo:rsid="030b6b3f"/>
    </style:style>
    <style:style style:name="T510" style:family="text">
      <style:text-properties officeooo:rsid="030cf90e"/>
    </style:style>
    <style:style style:name="T511" style:family="text">
      <style:text-properties officeooo:rsid="030d0e61"/>
    </style:style>
    <style:style style:name="T512" style:family="text">
      <style:text-properties officeooo:rsid="030ecce4"/>
    </style:style>
    <style:style style:name="T513" style:family="text">
      <style:text-properties officeooo:rsid="03174586"/>
    </style:style>
    <style:style style:name="T514" style:family="text">
      <style:text-properties officeooo:rsid="0317abc9"/>
    </style:style>
    <style:style style:name="T515" style:family="text">
      <style:text-properties officeooo:rsid="031850c9"/>
    </style:style>
    <style:style style:name="T516" style:family="text">
      <style:text-properties officeooo:rsid="031a0f2a"/>
    </style:style>
    <style:style style:name="T517" style:family="text">
      <style:text-properties officeooo:rsid="031ab2e1"/>
    </style:style>
    <style:style style:name="T518" style:family="text">
      <style:text-properties officeooo:rsid="031c56f3"/>
    </style:style>
    <style:style style:name="T519" style:family="text">
      <style:text-properties officeooo:rsid="031e5634"/>
    </style:style>
    <style:style style:name="T520" style:family="text">
      <style:text-properties officeooo:rsid="032090fd"/>
    </style:style>
    <style:style style:name="T521" style:family="text">
      <style:text-properties officeooo:rsid="0322434a"/>
    </style:style>
    <style:style style:name="T522" style:family="text">
      <style:text-properties officeooo:rsid="03229988"/>
    </style:style>
    <style:style style:name="T523" style:family="text">
      <style:text-properties officeooo:rsid="032476ac"/>
    </style:style>
    <style:style style:name="T524" style:family="text">
      <style:text-properties officeooo:rsid="0325ad7e"/>
    </style:style>
    <style:style style:name="T525" style:family="text">
      <style:text-properties officeooo:rsid="0329e61b"/>
    </style:style>
    <style:style style:name="T526" style:family="text">
      <style:text-properties officeooo:rsid="032a5ad4"/>
    </style:style>
    <style:style style:name="T527" style:family="text">
      <style:text-properties officeooo:rsid="032b4840"/>
    </style:style>
    <style:style style:name="T528" style:family="text">
      <style:text-properties officeooo:rsid="032c0e60"/>
    </style:style>
    <style:style style:name="T529" style:family="text">
      <style:text-properties officeooo:rsid="032e7c3a"/>
    </style:style>
    <style:style style:name="T530" style:family="text">
      <style:text-properties officeooo:rsid="033043b5"/>
    </style:style>
    <style:style style:name="T531" style:family="text">
      <style:text-properties officeooo:rsid="0331981b"/>
    </style:style>
    <style:style style:name="T532" style:family="text">
      <style:text-properties officeooo:rsid="03344e14"/>
    </style:style>
    <style:style style:name="T533" style:family="text">
      <style:text-properties officeooo:rsid="03355b68"/>
    </style:style>
    <style:style style:name="T534" style:family="text">
      <style:text-properties officeooo:rsid="0336fb9d"/>
    </style:style>
    <style:style style:name="T535" style:family="text">
      <style:text-properties officeooo:rsid="0338dd14"/>
    </style:style>
    <style:style style:name="T536" style:family="text">
      <style:text-properties officeooo:rsid="03395b79"/>
    </style:style>
    <style:style style:name="T537" style:family="text">
      <style:text-properties officeooo:rsid="033dcadd"/>
    </style:style>
    <style:style style:name="T538" style:family="text">
      <style:text-properties officeooo:rsid="033fe7c7"/>
    </style:style>
    <style:style style:name="T539" style:family="text">
      <style:text-properties officeooo:rsid="03414cd5"/>
    </style:style>
    <style:style style:name="T540" style:family="text">
      <style:text-properties officeooo:rsid="034205c1"/>
    </style:style>
    <style:style style:name="T541" style:family="text">
      <style:text-properties officeooo:rsid="034403d3"/>
    </style:style>
    <style:style style:name="T542" style:family="text">
      <style:text-properties officeooo:rsid="0345c3f9"/>
    </style:style>
    <style:style style:name="T543" style:family="text">
      <style:text-properties officeooo:rsid="03477a0a"/>
    </style:style>
    <style:style style:name="T544" style:family="text">
      <style:text-properties officeooo:rsid="03490ded"/>
    </style:style>
    <style:style style:name="T545" style:family="text">
      <style:text-properties officeooo:rsid="034ad10b"/>
    </style:style>
    <style:style style:name="T546" style:family="text">
      <style:text-properties officeooo:rsid="034c9ea8"/>
    </style:style>
    <style:style style:name="T547" style:family="text">
      <style:text-properties officeooo:rsid="034da792"/>
    </style:style>
    <style:style style:name="T548" style:family="text">
      <style:text-properties officeooo:rsid="03526de2"/>
    </style:style>
    <style:style style:name="T549" style:family="text">
      <style:text-properties officeooo:rsid="035460a5"/>
    </style:style>
    <style:style style:name="T550" style:family="text">
      <style:text-properties officeooo:rsid="0357635d"/>
    </style:style>
    <style:style style:name="T551" style:family="text">
      <style:text-properties officeooo:rsid="03595491"/>
    </style:style>
    <style:style style:name="T552" style:family="text">
      <style:text-properties officeooo:rsid="035ae80d"/>
    </style:style>
    <style:style style:name="T553" style:family="text">
      <style:text-properties officeooo:rsid="035dda1e"/>
    </style:style>
    <style:style style:name="T554" style:family="text">
      <style:text-properties officeooo:rsid="035ee440"/>
    </style:style>
    <style:style style:name="T555" style:family="text">
      <style:text-properties officeooo:rsid="03612787"/>
    </style:style>
    <style:style style:name="T556" style:family="text">
      <style:text-properties officeooo:rsid="0362a127"/>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Default_20_Paragraph_20_Font"><text:span text:style-name="T4"/></text:span></text:p>
      <text:p text:style-name="P29">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0"><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5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4"><text:line-break/></text:p>
      <table:table table:name="Tabela1" table:style-name="Tabela1">
        <table:table-column table:style-name="Tabela1.A"/>
        <table:table-row table:style-name="Tabela1.1">
          <table:table-cell table:style-name="Tabela1.A1" office:value-type="string">
            <text:p text:style-name="P26">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5"><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5"><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0">ABSTRACT</text:p>
      <text:p text:style-name="P3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5">r</text:span>onous on-demand communication <text:span text:style-name="T26">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1"><text:span text:style-name="Default_20_Paragraph_20_Font"><text:span text:style-name="T3"/></text:span></text:p>
      <text:p text:style-name="P32"/>
      <text:h text:style-name="P61" text:outline-level="1">Introdu<text:span text:style-name="T24">CTION</text:span></text:h>
      <text:p text:style-name="P63">One of the defining features of modern times is the widening geographical distribution of software teams (LAST, 2003) <text:span text:style-name="T27">leading to</text:span> what is called Global Software Development (GSD) (GERMAN, 2003; FRYER, 2013; BEGEL, 2013). <text:span text:style-name="T27">Paramount</text:span> example<text:span text:style-name="T27">s stem from the </text:span>free software movement. <text:span text:style-name="T525">P</text:span>rojects and institutions <text:span text:style-name="T28">such as </text:span>Mozilla Foundation ha<text:span text:style-name="T27">ve</text:span> several employees and thousands of voluntar<text:span text:style-name="T548">ies</text:span> <text:span text:style-name="T28">and freelance</text:span> developers distributed across many countries<text:span text:style-name="T524">. The same </text:span><text:span text:style-name="T538">holds</text:span><text:span text:style-name="T524"> for GNOME (GERMAN, 2003), OpenBSD, MySQL or Apache Software Foundation, to cite a few of the most active projects. </text:span><text:span text:style-name="T541">Their c</text:span><text:span text:style-name="T529">ommitment to </text:span><text:span text:style-name="T531">the</text:span><text:span text:style-name="T529"> </text:span><text:span text:style-name="T527">public transparency</text:span><text:span text:style-name="T526"> </text:span><text:span text:style-name="T527">of </text:span><text:span text:style-name="T530">source </text:span><text:span text:style-name="T526">code </text:span><text:span text:style-name="T531">and</text:span><text:span text:style-name="T528"> </text:span><text:span text:style-name="T526">development </text:span><text:span text:style-name="T532">process</text:span><text:span text:style-name="T534">es</text:span><text:span text:style-name="T532"> </text:span><text:span text:style-name="T540">p</text:span><text:span text:style-name="T542">laces</text:span><text:span text:style-name="T536"> them a</text:span><text:span text:style-name="T526">t the</text:span><text:span text:style-name="T537"> global</text:span><text:span text:style-name="T526"> scale of </text:span><text:span text:style-name="T549">the</text:span><text:span text:style-name="T526"> </text:span><text:span text:style-name="T539">open </text:span><text:span text:style-name="T535">Internet</text:span><text:span text:style-name="T532">.</text:span> GSD <text:span text:style-name="T547">has </text:span><text:span text:style-name="T546">also </text:span><text:span text:style-name="T547">seen</text:span> a growing <text:span text:style-name="T547">demand</text:span> in <text:span text:style-name="T547">virtually </text:span>every <text:span text:style-name="T546">other </text:span>niche of the software industry, <text:span text:style-name="T543">e</text:span>ven <text:span text:style-name="T543">among </text:span><text:span text:style-name="T544">traditional companies</text:span><text:span text:style-name="T533"> </text:span><text:span text:style-name="T545">limited to</text:span><text:span text:style-name="T28"> </text:span>proprietary licens<text:span text:style-name="T545">ing</text:span>. This phenomenon is attributed to a variety of factors such as <text:span text:style-name="T27">the opportunity to harness</text:span> <text:span text:style-name="T27">a much </text:span>larger labor pool, <text:span text:style-name="T27">the </text:span><text:span text:style-name="T28">massive</text:span> globalization of software companies <text:span text:style-name="T491">and</text:span> the <text:span text:style-name="T28">search for</text:span> cheaper production <text:span text:style-name="T31">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5">Despite the <text:span text:style-name="T31">clear </text:span>advantages of GSD, <text:span text:style-name="T31">it is </text:span><text:span text:style-name="T32">often</text:span><text:span text:style-name="T31"> associated to difficult problems </text:span><text:span text:style-name="T29">a</text:span><text:span text:style-name="T31">s series of qualitatively new situations arise. </text:span><text:span text:style-name="T32">F</text:span><text:span text:style-name="T31">or intance, </text:span><text:span text:style-name="T32">the problem</text:span><text:span text:style-name="T30"> of</text:span> coordinat<text:span text:style-name="T30">ing</text:span> and fund<text:span text:style-name="T30">ing</text:span> free software <text:span text:style-name="T30">initiatives </text:span>on a<text:span text:style-name="T36">n expressively</text:span> larger scale than currently practiced <text:span text:style-name="T32">is widely held as </text:span><text:span text:style-name="T30">a tough challenge</text:span>. Distributed teams are <text:span text:style-name="T31">highly</text:span> heterogeneous, <text:span text:style-name="T31">comprising</text:span> not only volunteers and very experienced developers, but also contractors and freelancers from different backgrounds and cultures. <text:span text:style-name="T33">These</text:span> observations are founded on the factors suggested by Carmel (CARMEL, 2001) as main difficulties for GSD: <text:span text:style-name="T33">geographic</text:span>, t<text:span text:style-name="T33">emporal</text:span> and cultural differences. In the case of free or open software projects,<text:span text:style-name="T35"> all </text:span><text:span text:style-name="T37">such</text:span><text:span text:style-name="T35"> factors are </text:span><text:span text:style-name="T34">exacerbated, </text:span><text:span text:style-name="T39">specially given the</text:span><text:span text:style-name="T38"> need to reliably profit in a </text:span><text:span text:style-name="T40">wildly </text:span><text:span text:style-name="T38">heterogeneous environment in order to scale up.</text:span></text:p>
      <text:p text:style-name="P36">Another problem faced by modern software companies and other collectives <text:span text:style-name="T58">is the</text:span> <text:span text:style-name="T58">rise of </text:span>frequen<text:span text:style-name="T58">t </text:span>ineffective meetings, which are seldom focused on the particular interest of any attendant. <text:span text:style-name="T41">As a </text:span>result it has become the norm <text:span text:style-name="T41">to</text:span> <text:span text:style-name="T41">take part</text:span> in too many meetings <text:span text:style-name="T41">with</text:span> <text:span text:style-name="T41">open laptops and flashing mobile gadget</text:span><text:span text:style-name="T59">s</text:span>, which can be unproductive. <text:span text:style-name="T44">S</text:span>oftware developers <text:span text:style-name="T43">have a </text:span><text:span text:style-name="T44">valuable</text:span><text:span text:style-name="T43"> </text:span><text:span text:style-name="T46">creative </text:span><text:span text:style-name="T43">tendenc</text:span><text:span text:style-name="T45">y</text:span><text:span text:style-name="T43"> </text:span><text:span text:style-name="T46">–</text:span> <text:span text:style-name="T43">they find it enjoyable </text:span>to code, to<text:span text:style-name="T42"> be hands-on with </text:span>their project, to do what they are best at. They <text:span text:style-name="T43">despise</text:span> <text:span text:style-name="T43">having </text:span>to forcibly stop for meetings or to do other bureaucratic activities such as writing lengthy reports to justify their funding (THOMPSON, 2012). <text:span text:style-name="T48">In GSD, there is </text:span><text:span text:style-name="T51">a</text:span><text:span text:style-name="T48"> heavier demand on team coordination whic</text:span><text:span text:style-name="T49">h, in the abscence of a proper methodology,</text:span><text:span text:style-name="T48"> can lead to </text:span><text:span text:style-name="T49">excessive</text:span><text:span text:style-name="T48"> </text:span><text:span text:style-name="T51">and ineffective </text:span><text:span text:style-name="T48">on-line meetings </text:span><text:span text:style-name="T52">and bureaucracy</text:span><text:span text:style-name="T51">.</text:span><text:span text:style-name="T48"> </text:span><text:span text:style-name="T57">Intrinsic g</text:span><text:span text:style-name="T52">eographic, </text:span><text:span text:style-name="T48">temporal and cultural differences </text:span><text:span text:style-name="T53">lead to</text:span><text:span text:style-name="T50"> </text:span><text:span text:style-name="T56">unavoidable</text:span><text:span text:style-name="T54"> </text:span><text:span text:style-name="T55">issues</text:span><text:span text:style-name="T54"> such as</text:span><text:span text:style-name="T48"> </text:span><text:span text:style-name="T50">network </text:span><text:span text:style-name="T48">latency, </text:span><text:span text:style-name="T51">call</text:span><text:span text:style-name="T53">ing</text:span><text:span text:style-name="T51"> for a different strategy.</text:span></text:p>
      <text:p text:style-name="P64">To address these matters is the purpose of <text:span text:style-name="T47">the </text:span>AA methodology <text:span text:style-name="T47">reported </text:span><text:span text:style-name="T60">here </text:span><text:span text:style-name="T61">and </text:span><text:span text:style-name="T62">the</text:span>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ext:span text:style-name="T65">to sample</text:span><text:span text:style-name="T64"> </text:span>the status of their activity. Logging is carried out using a series of <text:span text:style-name="T66">client </text:span>UI alternatives: UNIX shell commands, native GUI or Web page, conventional social network posts, or chat messages to a log bot listening to IRC, GTalk, G+, and others. These “microblog sentences” are publicly aggregated and validated by other team members. </text:p>
      <text:p text:style-name="P65"><text:soft-page-break/>Through AA, the community has a methodology and an associated system to help implement and validate the activities of a distributed software team. <text:span text:style-name="T555">Th</text:span><text:span text:style-name="T556">is forms a </text:span><text:span text:style-name="T555">participation architecture (WEST; O'MAHONY 2008)</text:span><text:span text:style-name="T556"> designed</text:span> <text:span text:style-name="T556">to </text:span>legitimize financial support for <text:span text:style-name="T68">scaling up</text:span><text:span text:style-name="T67"> </text:span>the activity of distributed development team<text:span text:style-name="T556">s</text:span>. The AA methodology is specially useful for coordinating distributed and decentralized team work, providing effective means to asynchronously update different team members without the need for synchronous unproductive meetings, <text:span text:style-name="T69">while ensuring baseline productivity</text:span>. </text:p>
      <text:p text:style-name="P34">A brief overview of current work in GSD methodologies related to AA is presented in Section 1. In Section 2 the most relevant characteristics of the AA methodology are outlined; <text:span text:style-name="T70">we report</text:span> an actual use case of AA for coordinating a team of 9 paid developers during the second half of 2011, as well as a broader use case of AA from 2012 to <text:span text:style-name="T71">2014</text:span>. Section 4<text:span text:style-name="T73"> </text:span><text:span text:style-name="T74">lists</text:span> overall conclusions and indicat<text:span text:style-name="T72">ions</text:span> of future possibilities for the practical use of AA in other types of teams of software developers or organizations working on non-software distributed activities. </text:p>
      <text:h text:style-name="P60" text:outline-level="1">1. RELATED WORK</text:h>
      <text:p text:style-name="P34">There has been a large amount of research <text:span text:style-name="T102">o</text:span>n methodologies t<text:span text:style-name="T102">o</text:span> deal with distributed teams of developers. Although this paper focuses on GSD, <text:span text:style-name="T104">many</text:span> of its principles <text:span text:style-name="T104">can be brought back down</text:span> <text:span text:style-name="T102">to</text:span> <text:span text:style-name="T104">the conventional setting of </text:span>smaller teams of developers working at <text:span text:style-name="T104">nearly the</text:span> same place, timezone and with minor cultural differences, depending on the specific context and demands. Moreover, ‘distributed development’ is generally <text:span text:style-name="T105">regarded</text:span> as being global, which is not <text:span text:style-name="T106">always </text:span>true. For instance, AA has been effectively applied to team<text:span text:style-name="T107">s</text:span> whose members live in the same city but work at different timeframes <text:span text:style-name="T107">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4">distributed </text:span><text:span text:style-name="T103">GSD</text:span> methodologies is beyond the scope of this paper; this section presents <text:span text:style-name="T108">but </text:span>a brief overview. </text:p>
      <text:p text:style-name="P34">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4">Second, cultural distance encompasses differences in organizational and natural culture. Spoken language, <text:span text:style-name="T109">individual</text:span> and ethnic values are common <text:span text:style-name="T109">dimensions</text:span> <text:span text:style-name="T109">impacting</text:span> such distance. Some companies prefer to allocate development units <text:span text:style-name="T111">to</text:span> <text:span text:style-name="T186">foreign</text:span> locations <text:span text:style-name="T113">with</text:span> minim<text:span text:style-name="T110">um</text:span> cultural <text:span text:style-name="T112">variance</text:span>, e.g., an American company may prefer Ireland due to spoken language similarity (CARMEL, 2001). Third, temporal distance hampers synchronous communications <text:span text:style-name="T116">such as</text:span> telephone or video conferences. Units of developers working on different time-zones are concerned with managing their agenda <text:span text:style-name="T115">in the face of</text:span><text:span text:style-name="T117"> </text:span>temporal <text:span text:style-name="T114">dissimilarity</text:span>. </text:p>
      <text:p text:style-name="P34">Targeting geographical distance, Carmel (CARMEL, 2001) suggests a strategy to <text:span text:style-name="T119">mitigate </text:span><text:span text:style-name="T120">reliance on</text:span> <text:span text:style-name="T118">synchronous </text:span>collaboration. His approach divides the software <text:soft-page-break/>life-cycle into levels of complexity, <text:span text:style-name="T121">each </text:span>ha<text:span text:style-name="T121">ving</text:span> a degree of collaboration. For example, some developers working on a project with high collaboration <text:span text:style-name="T121">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2">o</text:span>n time-zones <text:span text:style-name="T122">of</text:span> developers <text:span text:style-name="T122">distributed over </text:span>6 countries <text:span text:style-name="T123">from </text:span>3 <text:span text:style-name="T124">different </text:span>continents.</text:p>
      <text:p text:style-name="P39">In considering free software projects, similar factors are present and <text:span text:style-name="T125">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6">within</text:span> which other developers can work on independent tasks, along other responsibilities. <text:span text:style-name="T128">A</text:span>ll development <text:span text:style-name="T127">i</text:span><text:span text:style-name="T128">s carried out</text:span> using <text:span text:style-name="T127">modern standard </text:span><text:span text:style-name="T130">free software engineering tools</text:span><text:span text:style-name="T127">: </text:span>a bugtracker for bug and issue management, mail<text:span text:style-name="T127">ing</text:span> lists and Internet Relay Chat (IRC) for discussion and communication, and a version control system like Git or Mercuria<text:span text:style-name="T129">l</text:span>. Periodic (commonly yearly) conferences like GUADEC <text:span text:style-name="T131">are held</text:span> for face-to-face meetings and <text:span text:style-name="T132">are</text:span> <text:span text:style-name="T131">hosted</text:span> in a different <text:span text:style-name="T130">location</text:span> each time, <text:span text:style-name="T133">a </text:span>common <text:span text:style-name="T133">practice </text:span>on <text:span text:style-name="T133">other</text:span> free and open source projects.</text:p>
      <text:p text:style-name="P40"><text:span text:style-name="T133">Other major free and open sou</text:span><text:span text:style-name="T134">r</text:span><text:span text:style-name="T133">ce projects </text:span><text:span text:style-name="T135">employ similar development strategies and tools, with </text:span><text:span text:style-name="T136">relatively </text:span><text:span text:style-name="T135">minor variations. </text:span><text:span text:style-name="T137">The </text:span><text:span text:style-name="T136">Scilab </text:span><text:span text:style-name="T137">team</text:span><text:span text:style-name="T136">, </text:span><text:span text:style-name="T137">who need</text:span><text:span text:style-name="T139">s</text:span><text:span text:style-name="T137"> to tackle </text:span><text:span text:style-name="T136">a</text:span><text:span text:style-name="T137"> </text:span><text:span text:style-name="T157">complex</text:span><text:span text:style-name="T133"> </text:span><text:span text:style-name="T137">software system </text:span><text:span text:style-name="T139">related to Matlab</text:span><text:span text:style-name="T137">, employ</text:span><text:span text:style-name="T138">s</text:span><text:span text:style-name="T137"> </text:span><text:span text:style-name="T146">similar</text:span><text:span text:style-name="T138"> </text:span><text:span text:style-name="T137">software engineering tools as GNOME but focus</text:span><text:span text:style-name="T138">es</text:span><text:span text:style-name="T137"> on Git and code reviews. </text:span><text:span text:style-name="T139">There is a</text:span><text:span text:style-name="T158">lso a</text:span><text:span text:style-name="T139"> </text:span><text:span text:style-name="T140">yearly periodic </text:span><text:span text:style-name="T139">conference ScilabTEC </text:span><text:span text:style-name="T147">in addition to adhoc meetings with freelancers</text:span><text:span text:style-name="T139">. </text:span><text:span text:style-name="T161">Major</text:span><text:span text:style-name="T159"> development-related modifications to</text:span><text:span text:style-name="T141"> </text:span><text:span text:style-name="T158">Scilab </text:span><text:span text:style-name="T159">are proposed </text:span><text:span text:style-name="T160">by the greater community through</text:span><text:span text:style-name="T159"> Scilab </text:span><text:span text:style-name="T158">enhancement proposals </text:span><text:span text:style-name="T159">– SEPs, which are requests for enchancements augmented with design proposals</text:span><text:span text:style-name="T141">. </text:span></text:p>
      <text:p text:style-name="P8"><text:span text:style-name="T141"><text:tab/></text:span><text:span text:style-name="T149">We have collaborated with Scilab directly as individual developers, </text:span><text:span text:style-name="T162">through Google Summer of Code,</text:span><text:span text:style-name="T149"> and through a</text:span><text:span text:style-name="T141">n instance of freelance </text:span><text:span text:style-name="T145">development</text:span><text:span text:style-name="T141"> </text:span><text:span text:style-name="T143">funded</text:span><text:span text:style-name="T141"> </text:span><text:span text:style-name="T497">by</text:span><text:span text:style-name="T142"> </text:span><text:span text:style-name="T497">the </text:span><text:span text:style-name="T142">Fr</text:span><text:span text:style-name="T497">ench</text:span><text:span text:style-name="T141"> </text:span><text:span text:style-name="T497">company </text:span><text:span text:style-name="T141">Scilab Enterprises to our collective Lab Macambira </text:span><text:span text:style-name="T150">and universities</text:span><text:span text:style-name="T141"> </text:span><text:span text:style-name="T142">in Brazil</text:span><text:span text:style-name="T146">.</text:span><text:span text:style-name="T141"> </text:span><text:span text:style-name="T151">Freelance d</text:span><text:span text:style-name="T148">evelopment </text:span><text:span text:style-name="T141">was </text:span><text:span text:style-name="T144">centered on</text:span><text:span text:style-name="T142"> implemented feature</text:span><text:span text:style-name="T143">s</text:span><text:span text:style-name="T151"> – main developers set the desired features to be implemented, and the freelancers stipulate a price to be charged per feature. </text:span><text:span text:style-name="T153">Some payment </text:span><text:span text:style-name="T163">was</text:span><text:span text:style-name="T153"> anticipated before the work starts, and the other half</text:span><text:span text:style-name="T152"> </text:span><text:span text:style-name="T153">secured </text:span><text:span text:style-name="T152">only when the features ha</text:span><text:span text:style-name="T163">d</text:span><text:span text:style-name="T152"> been </text:span><text:span text:style-name="T154">fully </text:span><text:span text:style-name="T152">implemented. </text:span><text:span text:style-name="T155">Deadlines were motivated by payment or els</text:span><text:span text:style-name="T156">e</text:span><text:span text:style-name="T155"> set according to milestones for the next release. </text:span><text:span text:style-name="T174">The development process</text:span><text:span text:style-name="T163"> w</text:span><text:span text:style-name="T174">as</text:span><text:span text:style-name="T163"> </text:span><text:span text:style-name="T179">otherwise </text:span><text:span text:style-name="T163">losely managed </text:span><text:span text:style-name="T174">and undocumented</text:span><text:span text:style-name="T163">, </text:span><text:span text:style-name="T180">s</text:span><text:span text:style-name="T181">o</text:span><text:span text:style-name="T180"> that</text:span><text:span text:style-name="T174"> </text:span><text:span text:style-name="T175">ambitious</text:span><text:span text:style-name="T174"> </text:span><text:span text:style-name="T177">goals</text:span><text:span text:style-name="T174"> </text:span><text:span text:style-name="T184">were avoided due to </text:span><text:span text:style-name="T182">the </text:span><text:span text:style-name="T183">risk</text:span><text:span text:style-name="T182"> of</text:span><text:span text:style-name="T174"> no payment nor</text:span><text:span text:style-name="T176"> side products </text:span><text:span text:style-name="T185">of hard work</text:span><text:span text:style-name="T178">.</text:span></text:p>
      <text:p text:style-name="P9"><text:span text:style-name="T163"><text:tab/></text:span><text:span text:style-name="T193">Most other</text:span><text:span text:style-name="T171"> </text:span><text:span text:style-name="T194">major free and open source </text:span><text:span text:style-name="T187">software such as Blender for 3D modeling, the </text:span><text:span text:style-name="T163">PureData real-time multimedia programming </text:span><text:span text:style-name="T164">project</text:span><text:span text:style-name="T163"> </text:span><text:span text:style-name="T167">and the VXL computer vision libraries, </text:span><text:span text:style-name="T185">all </text:span><text:span text:style-name="T167">of </text:span><text:span text:style-name="T164">which we have </text:span><text:span text:style-name="T168">helped </text:span><text:span text:style-name="T167">develop</text:span><text:span text:style-name="T164">, </text:span><text:span text:style-name="T165">employ the aforementioned tools </text:span><text:span text:style-name="T166">except for</text:span><text:span text:style-name="T165"> codereview. </text:span><text:span text:style-name="T171">Similar to GNOME, t</text:span><text:span text:style-name="T170">he</text:span><text:span text:style-name="T190">se</text:span><text:span text:style-name="T170"> software </text:span><text:span text:style-name="T190">systems</text:span><text:span text:style-name="T170"> </text:span><text:span text:style-name="T190">are</text:span><text:span text:style-name="T170"> </text:span><text:span text:style-name="T188">stable enough to be </text:span><text:span text:style-name="T170">well</text:span><text:span text:style-name="T189"> </text:span><text:span text:style-name="T170">organized into conceptual modules and file </text:span><text:soft-page-break/><text:span text:style-name="T170">structure, enabling most changes </text:span><text:span text:style-name="T192">and communication</text:span><text:span text:style-name="T170"> to be localized </text:span><text:span text:style-name="T172">to module </text:span><text:span text:style-name="T172">maintainers or past committers</text:span><text:span text:style-name="T170">. </text:span><text:span text:style-name="T169">C</text:span><text:span text:style-name="T173">ollective</text:span><text:span text:style-name="T169"> goals and major changes are coordinated directly via e-mail and IRC with the appropriate module </text:span><text:span text:style-name="T191">maintainer</text:span><text:span text:style-name="T169">.</text:span></text:p>
      <text:p text:style-name="P10"><text:span text:style-name="T169"><text:tab/></text:span><text:span text:style-name="T196">The </text:span><text:span text:style-name="T197">big </text:span><text:span text:style-name="T203">problem </text:span><text:span text:style-name="T225">with</text:span><text:span text:style-name="T200"> </text:span><text:span text:style-name="T197">the </text:span><text:span text:style-name="T205">above </text:span><text:span text:style-name="T198">development</text:span><text:span text:style-name="T199"> </text:span><text:span text:style-name="T206">approach</text:span><text:span text:style-name="T207">es</text:span><text:span text:style-name="T206"> is</text:span><text:span text:style-name="T200"> </text:span><text:span text:style-name="T203">that, to this date, </text:span><text:span text:style-name="T198">fre</text:span><text:span text:style-name="T202">e</text:span><text:span text:style-name="T198"> and open source </text:span><text:span text:style-name="T208">development </text:span><text:span text:style-name="T203">models</text:span><text:span text:style-name="T198"> </text:span><text:span text:style-name="T203">have not managed </text:span><text:span text:style-name="T204">to </text:span><text:span text:style-name="T213">consistently</text:span><text:span text:style-name="T203"> </text:span><text:span text:style-name="T204">scale </text:span><text:span text:style-name="T225">up</text:span><text:span text:style-name="T204"> production levels </text:span><text:span text:style-name="T214">to match</text:span><text:span text:style-name="T209"> </text:span><text:span text:style-name="T222">top quality</text:span><text:span text:style-name="T212"> </text:span><text:span text:style-name="T197">traditional closed-source software </text:span><text:span text:style-name="T203">in </text:span><text:span text:style-name="T210">many </text:span><text:span text:style-name="T211">important</text:span><text:span text:style-name="T201"> niches</text:span><text:span text:style-name="T197">. </text:span><text:span text:style-name="T216">Some challenging examples include producing professional-grade</text:span><text:span text:style-name="T226"> </text:span><text:span text:style-name="T216">multimedia applications </text:span><text:span text:style-name="T217">through the current free software developmen</text:span><text:span text:style-name="T227">t</text:span><text:span text:style-name="T217"> model</text:span><text:span text:style-name="T216"> such as nonlinear video editors,</text:span><text:span text:style-name="T218"> complex videogames, </text:span><text:span text:style-name="T223">high throughput </text:span><text:span text:style-name="T224">real-time video</text:span><text:span text:style-name="T223"> applications,</text:span><text:span text:style-name="T219"> </text:span><text:span text:style-name="T221">interactive </text:span><text:span text:style-name="T220">music synthesizers, </text:span><text:span text:style-name="T233">and scientific visualizers </text:span><text:span text:style-name="T234">(</text:span><text:span text:style-name="T233">Matlab, Mathematica and Maple</text:span><text:span text:style-name="T234">)</text:span><text:span text:style-name="T216">.</text:span><text:span text:style-name="T197"> </text:span><text:span text:style-name="T212">The</text:span><text:span text:style-name="T196"> </text:span><text:span text:style-name="T231">simple</text:span><text:span text:style-name="T228"> and direct </text:span><text:span text:style-name="T196">way</text:span><text:span text:style-name="T215">s in which</text:span><text:span text:style-name="T196"> the proposed methodology</text:span><text:span text:style-name="T195"> </text:span><text:span text:style-name="T196">improves upon </text:span><text:span text:style-name="T505">the aforementioned</text:span><text:span text:style-name="T196"> </text:span><text:span text:style-name="T505">previous</text:span><text:span text:style-name="T498"> </text:span><text:span text:style-name="T195">approaches</text:span><text:span text:style-name="T232"> </text:span><text:span text:style-name="T229">to </text:span><text:span text:style-name="T230">promote</text:span><text:span text:style-name="T229"> funding and productivity </text:span><text:span text:style-name="T196">is</text:span><text:span text:style-name="T195"> </text:span><text:span text:style-name="T196">discussed in Section 3. </text:span><text:span text:style-name="T504">When properly employed </text:span><text:span text:style-name="T506">in conjunction with </text:span><text:span text:style-name="T512">existing </text:span><text:span text:style-name="T506">approaches</text:span><text:span text:style-name="T504">, t</text:span><text:span text:style-name="T499">he mechanisms</text:span><text:span text:style-name="T501"> </text:span><text:span text:style-name="T505">underlying AA </text:span><text:span text:style-name="T510">can </text:span><text:span text:style-name="T508">help</text:span><text:span text:style-name="T507"> </text:span><text:span text:style-name="T504">c</text:span><text:span text:style-name="T503">reat</text:span><text:span text:style-name="T504">e</text:span><text:span text:style-name="T502"> </text:span><text:span text:style-name="T523">more </text:span><text:span text:style-name="T499">viable business models for large-scale free softwar</text:span><text:span text:style-name="T501">e production,</text:span><text:span text:style-name="T500"> </text:span><text:span text:style-name="T513">attracting </text:span><text:span text:style-name="T515">the </text:span><text:span text:style-name="T520">key </text:span><text:span text:style-name="T521">parties</text:span><text:span text:style-name="T515"> of </text:span><text:span text:style-name="T500">sponsors </text:span><text:span text:style-name="T513">and </text:span><text:span text:style-name="T514">contributors</text:span><text:span text:style-name="T513"> </text:span><text:span text:style-name="T499">(</text:span><text:span text:style-name="T513">S</text:span><text:span text:style-name="T522">ANTOS</text:span><text:span text:style-name="T513">; </text:span><text:span text:style-name="T519">N</text:span><text:span text:style-name="T522">ELSON</text:span><text:span text:style-name="T519"> 2010; </text:span><text:span text:style-name="T522">SANTOS </text:span><text:span text:style-name="T23">et al.,</text:span><text:span text:style-name="T522"> 2013</text:span><text:span text:style-name="T499">). </text:span><text:span text:style-name="T509">This is confirmed by </text:span><text:span text:style-name="T511">our </text:span><text:span text:style-name="T509">experiments.</text:span></text:p>
      <text:h text:style-name="P62" text:outline-level="1">2. THE AA METHODOLOGY</text:h>
      <text:p text:style-name="P6"><text:tab/>Some of the strategies for GSD mentioned in the previous section are based on </text:p>
      <text:p text:style-name="P23">complex methodologies, many <text:span text:style-name="T235">of which </text:span>were <text:span text:style-name="T235">created</text:span> for a specific company or software center. This section describes an alternative methodology based on a simple <text:span text:style-name="T236">and generally applicable </text:span>idea: s<text:span text:style-name="T237">hort</text:span> sessions <text:span text:style-name="T239">of focused work</text:span> <text:span text:style-name="T238">periodically</text:span><text:span text:style-name="T237"> </text:span>logged by a computational tool. Figure 1 summarizes th<text:span text:style-name="T240">e</text:span> methodology. <text:span text:style-name="T342">It is important to</text:span> <text:span text:style-name="T342">stress </text:span><text:span text:style-name="T341">that </text:span><text:span text:style-name="T343">AA is a</text:span><text:span text:style-name="T346">n adaptable</text:span><text:span text:style-name="T343"> methodology </text:span><text:span text:style-name="T349">that</text:span><text:span text:style-name="T347"> </text:span><text:span text:style-name="T350">needs to be</text:span><text:span text:style-name="T343"> </text:span><text:span text:style-name="T344">judiciously </text:span><text:span text:style-name="T343">customize</text:span><text:span text:style-name="T344">d </text:span><text:span text:style-name="T349">in practice</text:span><text:span text:style-name="T347">, </text:span><text:span text:style-name="T344">at </text:span><text:span text:style-name="T339">the </text:span><text:span text:style-name="T338">service of </text:span><text:span text:style-name="T348">bottomline</text:span><text:span text:style-name="T338"> </text:span><text:span text:style-name="T340">team </text:span><text:span text:style-name="T345">productivity</text:span><text:span text:style-name="T337">.</text:span></text:p>
      <text:p text:style-name="P22"/>
      <text:p text:style-name="P21"><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5">Figure 1: A mindmap of the AA methodology: <text:span text:style-name="T21">i</text:span><text:span text:style-name="T22">.</text:span><text:span text:style-name="T21"> </text:span><text:span text:style-name="T20">developer engagement cycle </text:span><text:span text:style-name="T22">– </text:span><text:span text:style-name="T242"><text:s/>the</text:span> <text:span text:style-name="T241">usage of AA</text:span>; <text:s/><text:span text:style-name="T21">ii.</text:span><text:span text:style-name="T247"> </text:span><text:span text:style-name="T248">f</text:span><text:span text:style-name="T20">unctionality </text:span><text:span text:style-name="T22">– </text:span><text:s/><text:span text:style-name="T244">the</text:span><text:span text:style-name="T243"> </text:span><text:span text:style-name="T245">design goals</text:span><text:span text:style-name="T244"> </text:span><text:span text:style-name="T245">of </text:span><text:span text:style-name="T244">the </text:span><text:span text:style-name="T242">system;</text:span> <text:span text:style-name="T21">iii.</text:span><text:span text:style-name="T247"> </text:span><text:span text:style-name="T249">p</text:span><text:span text:style-name="T20">otentialities </text:span><text:span text:style-name="T22">– </text:span><text:span text:style-name="T249">end benefits</text:span> <text:span text:style-name="T246">of </text:span>AA <text:span text:style-name="T242">to</text:span> <text:span text:style-name="T246">team </text:span><text:span text:style-name="T249">context</text:span><text:span text:style-name="T246">.</text:span></text:p>
      <text:h text:style-name="P58" text:outline-level="2"><text:soft-page-break/></text:h>
      <text:h text:style-name="P58" text:outline-level="2">2.1 THE AA SESSION</text:h>
      <text:p text:style-name="P34"/>
      <text:p text:style-name="P44"><text:span text:style-name="T4">“</text:span><text:span text:style-name="T255">Central to our feelings of awareness is the sensation of the progression of time.” </text:span></text:p>
      <text:p text:style-name="P53"><text:span text:style-name="T256">– </text:span><text:span text:style-name="T258">Sir </text:span><text:span text:style-name="T256">Roger Penrose</text:span></text:p>
      <text:p text:style-name="P34"/>
      <text:p text:style-name="P41">From the developer<text:span text:style-name="T261">s</text:span>’ perspective, the AA methodology is based on<text:span text:style-name="T262"> </text:span><text:span text:style-name="T266">publishing</text:span><text:span text:style-name="T260"> </text:span>high level <text:span text:style-name="T265">individual</text:span><text:span text:style-name="T252"> </text:span>reports<text:span text:style-name="T251"> </text:span>of what <text:span text:style-name="T261">they are</text:span> doing <text:span text:style-name="T283">o</text:span>n a specific period of time, <text:span text:style-name="T259">quantized </text:span><text:span text:style-name="T263">into short</text:span><text:span text:style-name="T259"> </text:span><text:span text:style-name="T262">timeslots </text:span><text:span text:style-name="T263">and aggregated at various levels</text:span><text:span text:style-name="T262">. </text:span><text:span text:style-name="T269">Production </text:span><text:span text:style-name="T270">status </text:span><text:span text:style-name="T269">during a</text:span><text:span text:style-name="T268"> t</text:span><text:span text:style-name="T264">imeslot</text:span><text:span text:style-name="T267"> </text:span><text:span text:style-name="T269">is</text:span><text:span text:style-name="T267"> sampled</text:span><text:span text:style-name="T264"> through </text:span><text:span text:style-name="T259">so-</text:span><text:span text:style-name="T253">called</text:span> micrologs or AA shouts. <text:span text:style-name="T270">T</text:span>h<text:span text:style-name="T254">e</text:span> timeframe <text:span text:style-name="T254">between micrologs, </text:span><text:span text:style-name="T271">the timeslot </text:span><text:span text:style-name="T273">size</text:span><text:span text:style-name="T271">,</text:span><text:span text:style-name="T254"> </text:span>can <text:span text:style-name="T250">range</text:span> between 5 to 15 minutes in our proposed practice <text:span text:style-name="T335">– <text:s/>can be adjusted </text:span>depending on what is most convenient for <text:span text:style-name="T336">each </text:span>developer and the team. An AA Session <text:span text:style-name="T277">is a </text:span><text:span text:style-name="T278">larger</text:span> <text:span text:style-name="T284">unit of </text:span>focused continuous work, lasting about 2 hours in our proposed regime, <text:span text:style-name="T276">quantized into</text:span><text:span text:style-name="T279"> </text:span><text:span text:style-name="T272">timeslots</text:span>. <text:span text:style-name="T274">During this time, </text:span><text:span text:style-name="T333">each</text:span> developer<text:span text:style-name="T357"> </text:span>issues a collection of <text:span text:style-name="T275">AA shouts </text:span><text:span text:style-name="T356">on whatever she wishes to share</text:span><text:span text:style-name="T275">, </text:span><text:span text:style-name="T282">normally</text:span><text:span text:style-name="T280"> </text:span><text:span text:style-name="T281">once</text:span><text:span text:style-name="T280"> per timeslot</text:span>.<text:span text:style-name="T334"> </text:span><text:span text:style-name="T360">Developers have</text:span><text:span text:style-name="T359"> the option to</text:span> set reminders or <text:span text:style-name="T358">AA </text:span>alerts to show up when it is time to <text:span text:style-name="T286">micro</text:span><text:span text:style-name="T285">log.</text:span></text:p>
      <text:p text:style-name="P11"><text:tab/>The objective of the <text:span text:style-name="T289">discretized </text:span>timeframe and <text:span text:style-name="T290">flexible</text:span> alert scheme is to minimize developer overhead during his AA sess<text:span text:style-name="T290">ion and to </text:span><text:span text:style-name="T292">reduce</text:span><text:span text:style-name="T290"> </text:span><text:span text:style-name="T292">noise</text:span><text:span text:style-name="T290"> </text:span><text:span text:style-name="T292">in</text:span><text:span text:style-name="T290"> the published informati</text:span>on. <text:span text:style-name="T291">T</text:span>he developer can issue <text:span text:style-name="T293">meaningful </text:span>microlog<text:span text:style-name="T356">s</text:span> while staying maximally focuse<text:span text:style-name="T288">d </text:span>on his code. Each microlog <text:span text:style-name="T294">is usually </text:span>sent directly to an on-lin<text:span text:style-name="T287">e A</text:span>A server, or stored locally in a temporary database for sending/pushing later on. This enables offline micrologging and periodic alerting. </text:p>
      <text:p text:style-name="P34"><text:span text:style-name="T295">Each d</text:span>eveloper optionally record<text:span text:style-name="T295">s</text:span> a brief video screencast at the end of <text:span text:style-name="T295">her</text:span> session summarizing what has been done, explaining <text:span text:style-name="T295">her</text:span> goals and challenges in <text:span text:style-name="T295">her</text:span> own words and show<text:span text:style-name="T297">casing</text:span> h<text:span text:style-name="T296">er</text:span> most important results. This is similar to the video logging system in the <text:span text:style-name="T361">film</text:span> Avatar, although it is clear, from <text:span text:style-name="T298">our </text:span>July 2011 <text:span text:style-name="T298">G</text:span>it repositories and online wiki, that we have used this powerful concept in AA independentl<text:span text:style-name="T300">y </text:span><text:span text:style-name="T362">of its appearance in mass media</text:span>. <text:span text:style-name="T363">Furthermore</text:span>, <text:span text:style-name="T299">screencasting</text:span> typically captures actual workflow <text:span text:style-name="T363">on</text:span> the computer screen, <text:span text:style-name="T301">going beyond videologging </text:span><text:span text:style-name="T364">in the context of software engineering</text:span>. <text:span text:style-name="T368">When </text:span>combined with the textual log of the AA Session, <text:span text:style-name="T368">screencasting </text:span>renders the final report more understandable <text:span text:style-name="T365">by</text:span> the individual developer himself <text:span text:style-name="T367">(increasing self awareness)</text:span><text:span text:style-name="T366"> </text:span>and to other people <text:span text:style-name="T302">interested in</text:span> his production <text:span text:style-name="T369">(increasing </text:span><text:span text:style-name="T370">social</text:span><text:span text:style-name="T369"> awareness)</text:span>.</text:p>
      <text:h text:style-name="P57" text:outline-level="2">2.2 THE AA WEBSITE REPORT</text:h>
      <text:p text:style-name="P34"/>
      <text:p text:style-name="P45"><text:span text:style-name="T4">“</text:span><text:span text:style-name="T6">Nothing is more important than to see the sources of invention which are, </text:span></text:p>
      <text:p text:style-name="P45"><text:span text:style-name="T6">in my opinion, more interesting than the inventions themselves</text:span><text:span text:style-name="T255">.” </text:span></text:p>
      <text:p text:style-name="P54"><text:span text:style-name="T256">– </text:span><text:span text:style-name="T257">Gottfried Leibniz</text:span></text:p>
      <text:p text:style-name="P34"/>
      <text:p text:style-name="P34">All AA reports <text:span text:style-name="T303">generated</text:span> by the develop<text:span text:style-name="T303">ment team</text:span> are <text:span text:style-name="T372">continuously</text:span> sent to a <text:span text:style-name="T305">w</text:span>eb server<text:span text:style-name="T374"> </text:span>and <text:span text:style-name="T351">are</text:span> publicly aggregated on <text:span text:style-name="T375">a </text:span><text:span text:style-name="T371">dashboard</text:span><text:span text:style-name="T372"> </text:span><text:span text:style-name="T304">w</text:span>e<text:span text:style-name="T373">bsite</text:span> called pAAnel (Figure 2). It is then possible for manager<text:span text:style-name="T307">s</text:span> or <text:span text:style-name="T306">fellow</text:span> developer<text:span text:style-name="T307">s</text:span> to <text:span text:style-name="T376">easily </text:span>follow the work of a<text:span text:style-name="T352">ny</text:span> given developer, nearly real-time, reading <text:span text:style-name="T310">the </text:span>small reports or micrologs of what <text:span text:style-name="T308">she</text:span> is working on <text:span text:style-name="T309">and how</text:span>.</text:p>
      <text:p text:style-name="P42"><text:span text:style-name="T353">It </text:span><text:span text:style-name="T355">is </text:span><text:span text:style-name="T377">moreover </text:span><text:span text:style-name="T353">possible</text:span> to <text:span text:style-name="T317">lookup</text:span> older sessions to check when certain tasks were carried out, <text:span text:style-name="T354">or </text:span><text:span text:style-name="T355">analyze </text:span>the comments of the developer about <text:span text:style-name="T313">her</text:span><text:span text:style-name="T311"> </text:span><text:span text:style-name="T313">creative </text:span>process <text:span text:style-name="T313">in</text:span><text:span text:style-name="T311"> </text:span><text:span text:style-name="T312">tackling a hard problem</text:span>. Since each AA microlog happens in a very short <text:soft-page-break/><text:span text:style-name="T314">timeslot</text:span>, the information about what was done – specially <text:span text:style-name="T20">how</text:span> it was done – becomes easy to understand, as opposed to a<text:span text:style-name="T316"> less dynamic</text:span> report <text:span text:style-name="T315">at</text:span> the end of a session. <text:span text:style-name="T318">This </text:span><text:span text:style-name="T380">is </text:span><text:span text:style-name="T389">incidentally </text:span><text:span text:style-name="T390">exploiting the</text:span><text:span text:style-name="T383"> </text:span><text:span text:style-name="T379">classic </text:span><text:span text:style-name="T390">concept of </text:span><text:span text:style-name="T318">time journal</text:span><text:span text:style-name="T386">s </text:span><text:span text:style-name="T550">– </text:span><text:span text:style-name="T318"><text:s/></text:span><text:span text:style-name="T382">which </text:span><text:span text:style-name="T384">also</text:span><text:span text:style-name="T382"> </text:span><text:span text:style-name="T387">happen to be </text:span><text:span text:style-name="T550">naturally</text:span><text:span text:style-name="T382"> </text:span><text:span text:style-name="T385">split</text:span><text:span text:style-name="T382"> up into 15 min</text:span><text:span text:style-name="T388">ute</text:span><text:span text:style-name="T382"> timeslots</text:span><text:span text:style-name="T379"> </text:span><text:span text:style-name="T378">(Bliss</text:span><text:span text:style-name="T318">, </text:span><text:span text:style-name="T381">1987) </text:span><text:span text:style-name="T550">– on a </text:span><text:span text:style-name="T551"><text:s/></text:span><text:span text:style-name="T550">social </text:span><text:span text:style-name="T552">level</text:span><text:span text:style-name="T381">.</text:span></text:p>
      <text:p text:style-name="P42">In the current version of the AA server infrastructure, the aggregating website allows the developer to attach a link <text:span text:style-name="T319">to</text:span> <text:span text:style-name="T322">her</text:span> screencast <text:span text:style-name="T322">for </text:span>each <text:span text:style-name="T319">worked </text:span>session. <text:span text:style-name="T326">Aggregating s</text:span>creencasts <text:span text:style-name="T326">is</text:span> specially useful whe<text:span text:style-name="T322">n </text:span><text:span text:style-name="T320">microloging</text:span> <text:span text:style-name="T320">w</text:span><text:span text:style-name="T321">as </text:span><text:span text:style-name="T323">deliberately</text:span> <text:span text:style-name="T320">rushed</text:span>, <text:span text:style-name="T322">e.g., </text:span>the developer <text:span text:style-name="T325">had to</text:span><text:span text:style-name="T324"> to </text:span>focus on something critical at that moment. </text:p>
      <text:p text:style-name="P46"/>
      <text:p text:style-name="P18"><draw:frame draw:style-name="fr3" draw:name="figura2" text:anchor-type="paragraph" svg:y="0.0429in" svg:width="5.4201in" svg:height="3.0602in" draw:z-index="2"><draw:image xlink:href="Pictures/100000000000055000000300B156C46E.png" xlink:type="simple" xlink:show="embed" xlink:actuate="onLoad"/></draw:frame></text:p>
      <text:p text:style-name="P16">Figure 2: <text:span text:style-name="T328">The </text:span>AA Report Agregator V. 0.1 <text:span text:style-name="T328">front page </text:span><text:span text:style-name="T329">displaying the</text:span><text:span text:style-name="T328"> </text:span><text:span text:style-name="T329">l</text:span><text:span text:style-name="T327">atest</text:span> <text:span text:style-name="T327">AA messages </text:span>of users hybrid, filter0, v1z <text:span text:style-name="T328">and</text:span> aut0mata <text:span text:style-name="T329">on distributed</text:span> activities <text:span text:style-name="T328">for</text:span> a <text:span text:style-name="T330">range</text:span> of <text:span text:style-name="T331">gobally</text:span> collaborating entities <text:span text:style-name="T329">(L</text:span>abMacambira.sf.net, IPRJ/UERJ, IFT/UNESP, IFSC/USP, OPW/Mozilla, Pula Pirata Comics, <text:span text:style-name="T329">Inc.</text:span>). Each message i<text:span text:style-name="T332">s</text:span> <text:span text:style-name="T332">an AA </text:span>shout which, <text:span text:style-name="T391">when </text:span>grouped, <text:span text:style-name="T332">constitutes</text:span> an AA session. </text:p>
      <text:h text:style-name="P59" text:outline-level="2">2.3 PEER VALIDATION</text:h>
      <text:p text:style-name="P43">No set bosses or leaders are required in an ideal application <text:span text:style-name="T392">of </text:span>the AA methodology. <text:span text:style-name="T405">I</text:span>n practice, the <text:span text:style-name="T396">need for</text:span> bosses <text:span text:style-name="T394">and </text:span><text:span text:style-name="T395">administrative </text:span><text:span text:style-name="T397">overhead</text:span> <text:span text:style-name="T397">is</text:span> <text:span text:style-name="T398">greatly </text:span><text:span text:style-name="T393">reduced</text:span><text:span text:style-name="T401"> </text:span><text:span text:style-name="T402">and made flexible </text:span><text:span text:style-name="T399">due to </text:span><text:span text:style-name="T406">the </text:span><text:span text:style-name="T404">self-regulating</text:span><text:span text:style-name="T399"> mechanisms of the </text:span><text:span text:style-name="T403">approach</text:span><text:span text:style-name="T399">. </text:span><text:span text:style-name="T400">H</text:span>ence the name <text:span text:style-name="T407">'</text:span>Algorithmic Autoregulation<text:span text:style-name="T407">'</text:span> and other implicit interpretations <text:span text:style-name="T415">of</text:span> the AA acronym and <text:span text:style-name="T408">logo</text:span>.</text:p>
      <text:p text:style-name="P43">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34">Peer validation also helps in making decentralized collaboration more cohesive by encouraging members to be minimally aware of peer activities, even when these are not immediately useful for accomplishing the task at hand. Authors have <text:soft-page-break/>observed that decentralized teamwork can get so efficient at actual production that the team gets short-sighted in terms of coordination: non-communicating subteams can get formed if care is not taken, causing a fragmentation of the collective. Peer validation is one way to help avoid fragmentation and is an essential mechanism of decentralized team autoregulation. </text:p>
      <text:h text:style-name="P62" text:outline-level="1">3. results and discussion</text:h>
      <text:p text:style-name="P6"><text:tab/>Easy and effective GSD team management is the main purpose of the AA methodology. T<text:span text:style-name="T417">o verify this, the</text:span> proposed methodology was <text:span text:style-name="T422">employed by</text:span><text:span text:style-name="T420"> the Lab Macambira </text:span><text:span text:style-name="T421">free </text:span><text:span text:style-name="T420">software defelopment collective </text:span>to <text:span text:style-name="T422">auto-regulate </text:span>a group of 9 developers in July<text:span text:style-name="T419">-December</text:span> 2011, <text:span text:style-name="T418">three</text:span> of which are coauthors of the present work. The <text:span text:style-name="T422">goals</text:span> of the team was to work on an array of strategic free software projects in audiovisual and <text:span text:style-name="T422">W</text:span>eb <text:span text:style-name="T423">technology</text:span>, contributing directly to <text:span text:style-name="T423">official</text:span> development, submitting bug patches or committing new features to source code.<text:note text:id="ftn2" text:note-class="footnote"><text:note-citation>2</text:note-citation><text:note-body><text:p text:style-name="P51">LabMacambira.sf.net: http://labmacambira.s<text:span text:style-name="T430">ourceforge</text:span>.net. </text:p></text:note-body></text:note> <text:span text:style-name="T448">Of particular interest </text:span><text:span text:style-name="T449">are</text:span><text:span text:style-name="T448"> the strategies adopted to taylor AA to </text:span><text:span text:style-name="T455">a real</text:span><text:span text:style-name="T448"> context, </text:span><text:span text:style-name="T450">which </text:span><text:span text:style-name="T453">are</text:span><text:span text:style-name="T450"> useful </text:span><text:span text:style-name="T452">as </text:span><text:span text:style-name="T453">general</text:span><text:span text:style-name="T452"> guidelines </text:span><text:span text:style-name="T451">for</text:span><text:span text:style-name="T450"> </text:span><text:span text:style-name="T454">the </text:span><text:span text:style-name="T452">successful application of AA</text:span><text:span text:style-name="T448">.</text:span></text:p>
      <text:p text:style-name="P13"><text:tab/>The team members had different levels of experience on software <text:span text:style-name="T439">engineering</text:span> for large and distributed free software projects like Scilab or Mozilla. <text:span text:style-name="T424">To level the field</text:span>, one month of training was conducted by three experienced developers (the first authors of the present work), <text:span text:style-name="T436">starting by </text:span>teaching infrastructure tools like bugtrackers, <text:span text:style-name="T424">required </text:span>programming languages, version control systems, and build systems. After this <text:span text:style-name="T437">initial</text:span> period, a starter project was proposed for new developers: to submit a bugfix or implement a new feature for a large free software project and have an accepted patch or commit to the official repository <text:span text:style-name="T438">by the end of July</text:span>. </text:p>
      <text:p text:style-name="P12"><text:tab/>Developers passing the starter project would be deemed ‘initiated’ and called a ‘Macambira’ developer, and be hired for <text:span text:style-name="T425">paid work </text:span><text:span text:style-name="T426">u</text:span><text:span text:style-name="T427">sing</text:span><text:span text:style-name="T426"> the AA methodology for </text:span>the remainder of the semester. To illustrate the b<text:span text:style-name="T428">readth</text:span> of the resulting contributions, Table 1 summarizes the effective accepted commits of each successfully initiated developer to free software projects in 2011, which used the AA methodology. </text:p>
      <text:p text:style-name="P19"/>
      <text:p text:style-name="P28">Table 1: Free and open software projects that received <text:span text:style-name="T435">documented </text:span>contributions from successfully initiated<text:span text:style-name="T434"> </text:span>developers or ‘Macambiras’ <text:span text:style-name="T433">using</text:span> the AA methodology. The first column lists applications to which contributions were officially accepted and whose development process was tracked <text:span text:style-name="T431">and </text:span><text:span text:style-name="T432">publicly </text:span><text:span text:style-name="T431">documented </text:span>using AA. The second column shows the pseudonym of the committers. At Lab Macambira it is common practice to <text:span text:style-name="T429">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0">Application</text:p>
          </table:table-cell>
          <table:table-cell table:style-name="Tabela2.B1" office:value-type="string">
            <text:p text:style-name="P50">Commiters</text:p>
          </table:table-cell>
        </table:table-row>
        <table:table-row>
          <table:table-cell table:style-name="Tabela2.A2" office:value-type="string">
            <text:p text:style-name="P47">Mozilla Firefox</text:p>
          </table:table-cell>
          <table:table-cell table:style-name="Tabela2.B2" office:value-type="string">
            <text:p text:style-name="P47">daneoshiga, bzum</text:p>
          </table:table-cell>
        </table:table-row>
        <table:table-row>
          <table:table-cell table:style-name="Tabela2.A2" office:value-type="string">
            <text:p text:style-name="P47">Evince</text:p>
          </table:table-cell>
          <table:table-cell table:style-name="Tabela2.B2" office:value-type="string">
            <text:p text:style-name="P47">hick209, bzum, marcicano, mquasar</text:p>
          </table:table-cell>
        </table:table-row>
        <table:table-row>
          <table:table-cell table:style-name="Tabela2.A2" office:value-type="string">
            <text:p text:style-name="P47">BePDF / Xpdf</text:p>
          </table:table-cell>
          <table:table-cell table:style-name="Tabela2.B2" office:value-type="string">
            <text:p text:style-name="P47">marcicano</text:p>
          </table:table-cell>
        </table:table-row>
        <table:table-row>
          <table:table-cell table:style-name="Tabela2.A2" office:value-type="string">
            <text:p text:style-name="P47">Ekiga</text:p>
          </table:table-cell>
          <table:table-cell table:style-name="Tabela2.B2" office:value-type="string">
            <text:p text:style-name="P47">flecha</text:p>
          </table:table-cell>
        </table:table-row>
        <table:table-row>
          <table:table-cell table:style-name="Tabela2.A2" office:value-type="string">
            <text:p text:style-name="P47">Empathy</text:p>
          </table:table-cell>
          <table:table-cell table:style-name="Tabela2.B2" office:value-type="string">
            <text:p text:style-name="P47">fefo</text:p>
          </table:table-cell>
        </table:table-row>
        <table:table-row>
          <table:table-cell table:style-name="Tabela2.A2" office:value-type="string">
            <text:p text:style-name="P47">Lib Folks (Telepathy)</text:p>
          </table:table-cell>
          <table:table-cell table:style-name="Tabela2.B2" office:value-type="string">
            <text:p text:style-name="P47">kamiarc</text:p>
          </table:table-cell>
        </table:table-row>
        <table:table-row>
          <table:table-cell table:style-name="Tabela2.A2" office:value-type="string">
            <text:p text:style-name="P47">Scilab</text:p>
          </table:table-cell>
          <table:table-cell table:style-name="Tabela2.B2" office:value-type="string">
            <text:p text:style-name="P47">v1z, humannoise</text:p>
          </table:table-cell>
        </table:table-row>
        <table:table-row>
          <table:table-cell table:style-name="Tabela2.A2" office:value-type="string">
            <text:p text:style-name="P47">VxL</text:p>
          </table:table-cell>
          <table:table-cell table:style-name="Tabela2.B2" office:value-type="string">
            <text:p text:style-name="P47">v1z</text:p>
          </table:table-cell>
        </table:table-row>
        <text:soft-page-break/>
        <table:table-row>
          <table:table-cell table:style-name="Tabela2.A2" office:value-type="string">
            <text:p text:style-name="P47">ImageMagick</text:p>
          </table:table-cell>
          <table:table-cell table:style-name="Tabela2.B2" office:value-type="string">
            <text:p text:style-name="P47">v1z</text:p>
          </table:table-cell>
        </table:table-row>
        <table:table-row>
          <table:table-cell table:style-name="Tabela2.A2" office:value-type="string">
            <text:p text:style-name="P47">OpenOffice</text:p>
          </table:table-cell>
          <table:table-cell table:style-name="Tabela2.B2" office:value-type="string">
            <text:p text:style-name="P47">hick209</text:p>
          </table:table-cell>
        </table:table-row>
        <table:table-row>
          <table:table-cell table:style-name="Tabela2.A2" office:value-type="string">
            <text:p text:style-name="P47">Puredata</text:p>
          </table:table-cell>
          <table:table-cell table:style-name="Tabela2.B2" office:value-type="string">
            <text:p text:style-name="P47">v1z, automata, greenkobold, gilson, bzum</text:p>
          </table:table-cell>
        </table:table-row>
        <table:table-row>
          <table:table-cell table:style-name="Tabela2.A2" office:value-type="string">
            <text:p text:style-name="P47">Puredata OpenCV</text:p>
          </table:table-cell>
          <table:table-cell table:style-name="Tabela2.B2" office:value-type="string">
            <text:p text:style-name="P47">v1z</text:p>
          </table:table-cell>
        </table:table-row>
        <table:table-row>
          <table:table-cell table:style-name="Tabela2.A2" office:value-type="string">
            <text:p text:style-name="P47">Puredata GEM</text:p>
          </table:table-cell>
          <table:table-cell table:style-name="Tabela2.B2" office:value-type="string">
            <text:p text:style-name="P47">v1z, fefo, hick209</text:p>
          </table:table-cell>
        </table:table-row>
        <table:table-row>
          <table:table-cell table:style-name="Tabela2.A2" office:value-type="string">
            <text:p text:style-name="P47">Puredata PDP</text:p>
          </table:table-cell>
          <table:table-cell table:style-name="Tabela2.B2" office:value-type="string">
            <text:p text:style-name="P47">v1z, fefo, hick209</text:p>
          </table:table-cell>
        </table:table-row>
        <table:table-row>
          <table:table-cell table:style-name="Tabela2.A2" office:value-type="string">
            <text:p text:style-name="P47">ChucK</text:p>
          </table:table-cell>
          <table:table-cell table:style-name="Tabela2.B2" office:value-type="string">
            <text:p text:style-name="P47">rfabbri, automata</text:p>
          </table:table-cell>
        </table:table-row>
        <table:table-row>
          <table:table-cell table:style-name="Tabela2.A2" office:value-type="string">
            <text:p text:style-name="P47">ChucK MiniAudicle</text:p>
          </table:table-cell>
          <table:table-cell table:style-name="Tabela2.B2" office:value-type="string">
            <text:p text:style-name="P47">rfabbri, automata</text:p>
          </table:table-cell>
        </table:table-row>
        <table:table-row>
          <table:table-cell table:style-name="Tabela2.A2" office:value-type="string">
            <text:p text:style-name="P47">Mozilla Firefox WebRTC</text:p>
          </table:table-cell>
          <table:table-cell table:style-name="Tabela2.B2" office:value-type="string">
            <text:p text:style-name="P47">automata</text:p>
          </table:table-cell>
        </table:table-row>
        <table:table-row>
          <table:table-cell table:style-name="Tabela2.A2" office:value-type="string">
            <text:p text:style-name="P47">OSC-Web</text:p>
          </table:table-cell>
          <table:table-cell table:style-name="Tabela2.B2" office:value-type="string">
            <text:p text:style-name="P47">automata</text:p>
          </table:table-cell>
        </table:table-row>
        <table:table-row>
          <table:table-cell table:style-name="Tabela2.A2" office:value-type="string">
            <text:p text:style-name="P47">Live-Processing</text:p>
          </table:table-cell>
          <table:table-cell table:style-name="Tabela2.B2" office:value-type="string">
            <text:p text:style-name="P47">automata</text:p>
          </table:table-cell>
        </table:table-row>
        <table:table-row>
          <table:table-cell table:style-name="Tabela2.A2" office:value-type="string">
            <text:p text:style-name="P47">Chuck-Wiimote</text:p>
          </table:table-cell>
          <table:table-cell table:style-name="Tabela2.B2" office:value-type="string">
            <text:p text:style-name="P47">automata</text:p>
          </table:table-cell>
        </table:table-row>
        <table:table-row>
          <table:table-cell table:style-name="Tabela2.A2" office:value-type="string">
            <text:p text:style-name="P47">Audiolet</text:p>
          </table:table-cell>
          <table:table-cell table:style-name="Tabela2.B2" office:value-type="string">
            <text:p text:style-name="P47">automata</text:p>
          </table:table-cell>
        </table:table-row>
        <table:table-row>
          <table:table-cell table:style-name="Tabela2.A2" office:value-type="string">
            <text:p text:style-name="P47">Extempore</text:p>
          </table:table-cell>
          <table:table-cell table:style-name="Tabela2.B2" office:value-type="string">
            <text:p text:style-name="P47">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6">was </text:span>and ended that period becoming a free software developer. During that month, the same team of trainees also developed the first version of the AA system and used AA <text:span text:style-name="T457">auto-regulate</text:span> their activities, even while developing other aforementioned free software projects. Thus, AA and the associated software system <text:span text:style-name="T440">was</text:span> tested, prototyped, and developed in close contact with actual practice. The source code of AA — both the client<text:span text:style-name="T442">s</text:span> that send <text:span text:style-name="T441">micro</text:span>logs and the AA Web server — is public<text:span text:style-name="T443">ly</text:span> available as free softwar<text:span text:style-name="T445">e.</text:span><text:span text:style-name="T445"><text:note text:id="ftn3" text:note-class="footnote"><text:note-citation>3</text:note-citation><text:note-body><text:p text:style-name="P51">AA <text:span text:style-name="T465">client and server </text:span>source <text:span text:style-name="T465">code available at</text:span>: <text:span text:style-name="T465">http://wiki.nosdigitais.teia.org.br/AA</text:span></text:p></text:note-body></text:note></text:span><text:span text:style-name="T445"><text:note text:id="ftn4" text:note-class="footnote"><text:note-citation>4</text:note-citation><text:note-body><text:p text:style-name="P52"><text:span text:style-name="T462">AA l</text:span>ogs: <text:s/><text:span text:style-name="T4">www.pulapirata.com/skills/aa</text:span></text:p></text:note-body></text:note></text:span><text:span text:style-name="T445"> Moreover,</text:span> the <text:span text:style-name="T444">entire</text:span> AA log data of <text:span text:style-name="T484">the</text:span> Lab Macambira <text:span text:style-name="T484">team</text:span> from 2011 to the present time is also <text:span text:style-name="T485">available </text:span>on-line, <text:span text:style-name="T446">which, </text:span><text:span text:style-name="T486">together with </text:span><text:span text:style-name="T489">public</text:span><text:span text:style-name="T486"> </text:span><text:span text:style-name="T489">G</text:span><text:span text:style-name="T486">it logs from </text:span><text:span text:style-name="T489">each</text:span><text:span text:style-name="T487"> </text:span><text:span text:style-name="T486">project,</text:span><text:span text:style-name="T446"> </text:span><text:span text:style-name="T488">document</text:span><text:span text:style-name="T490">s</text:span><text:span text:style-name="T446"> the claims in Table 1 </text:span><text:span text:style-name="T447">and </text:span><text:span text:style-name="T490">enables </text:span><text:span text:style-name="T447">further </text:span><text:span text:style-name="T447">analy</text:span><text:span text:style-name="T490">sis of</text:span><text:span text:style-name="T447">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8">Funding sources were mainly</text:span> contracts, freelance, and <text:span text:style-name="T466">the </text:span><text:span text:style-name="T467">direct </text:span>support of <text:span text:style-name="T466">the </text:span>Pontão Nós Digitais <text:span text:style-name="T466">NGO</text:span>. <text:span text:style-name="T460">The team</text:span><text:span text:style-name="T459"> also created a range of completely new free software applications, as listed in </text:span>Table 2.<text:note text:id="ftn5" text:note-class="footnote"><text:note-citation>5</text:note-citation><text:note-body><text:p text:style-name="P51">http://<text:span text:style-name="T464">wiki.</text:span>nosdigitais.teia.org.br/<text:span text:style-name="T464">LabMacambira</text:span>. </text:p></text:note-body></text:note></text:p>
      <text:p text:style-name="P17"/>
      <text:p text:style-name="P27">Table 2: Software projects created by Lab Macambira since July 2011 <text:span text:style-name="T461">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0">Application</text:p>
          </table:table-cell>
          <table:table-cell table:style-name="Tabela3.A1" office:value-type="string">
            <text:p text:style-name="P50">Description</text:p>
          </table:table-cell>
          <table:table-cell table:style-name="Tabela3.C1" office:value-type="string">
            <text:p text:style-name="P50">Technologies</text:p>
          </table:table-cell>
        </table:table-row>
        <table:table-row>
          <table:table-cell table:style-name="Tabela3.A2" office:value-type="string">
            <text:p text:style-name="P47">AA</text:p>
          </table:table-cell>
          <table:table-cell table:style-name="Tabela3.A2" office:value-type="string">
            <text:p text:style-name="P47">Algorithmic Autoregulation</text:p>
          </table:table-cell>
          <table:table-cell table:style-name="Tabela3.C2" office:value-type="string">
            <text:p text:style-name="P47">Python, PHP</text:p>
          </table:table-cell>
        </table:table-row>
        <text:soft-page-break/>
        <table:table-row>
          <table:table-cell table:style-name="Tabela3.A2" office:value-type="string">
            <text:p text:style-name="P49">Ágora Communs</text:p>
          </table:table-cell>
          <table:table-cell table:style-name="Tabela3.A2" office:value-type="string">
            <text:p text:style-name="P47">System for online deliberations</text:p>
          </table:table-cell>
          <table:table-cell table:style-name="Tabela3.C2" office:value-type="string">
            <text:p text:style-name="P47">PHP</text:p>
          </table:table-cell>
        </table:table-row>
        <table:table-row>
          <table:table-cell table:style-name="Tabela3.A2" office:value-type="string">
            <text:p text:style-name="P47">SIP</text:p>
          </table:table-cell>
          <table:table-cell table:style-name="Tabela3.A2" office:value-type="string">
            <text:p text:style-name="P47">Scilab Image Processing toolbox</text:p>
          </table:table-cell>
          <table:table-cell table:style-name="Tabela3.C2" office:value-type="string">
            <text:p text:style-name="P47">C, Scilab</text:p>
          </table:table-cell>
        </table:table-row>
        <table:table-row>
          <table:table-cell table:style-name="Tabela3.A2" office:value-type="string">
            <text:p text:style-name="P47">Animal</text:p>
          </table:table-cell>
          <table:table-cell table:style-name="Tabela3.A2" office:value-type="string">
            <text:p text:style-name="P47">An Imaging Library</text:p>
          </table:table-cell>
          <table:table-cell table:style-name="Tabela3.C2" office:value-type="string">
            <text:p text:style-name="P47">C</text:p>
          </table:table-cell>
        </table:table-row>
        <table:table-row>
          <table:table-cell table:style-name="Tabela3.A2" office:value-type="string">
            <text:p text:style-name="P47">TeDi</text:p>
          </table:table-cell>
          <table:table-cell table:style-name="Tabela3.A2" office:value-type="string">
            <text:p text:style-name="P47">Test Framework for Distance Transform Algorithms</text:p>
          </table:table-cell>
          <table:table-cell table:style-name="Tabela3.C2" office:value-type="string">
            <text:p text:style-name="P47">C, Shell, Scilab</text:p>
          </table:table-cell>
        </table:table-row>
        <table:table-row>
          <table:table-cell table:style-name="Tabela3.A2" office:value-type="string">
            <text:p text:style-name="P47">Macambot</text:p>
          </table:table-cell>
          <table:table-cell table:style-name="Tabela3.A2" office:value-type="string">
            <text:p text:style-name="P47">Multi-use IRC Bot</text:p>
          </table:table-cell>
          <table:table-cell table:style-name="Tabela3.C2" office:value-type="string">
            <text:p text:style-name="P47">Python</text:p>
          </table:table-cell>
        </table:table-row>
        <table:table-row>
          <table:table-cell table:style-name="Tabela3.A2" office:value-type="string">
            <text:p text:style-name="P48">Conferência </text:p>
            <text:p text:style-name="P48">Permanente</text:p>
          </table:table-cell>
          <table:table-cell table:style-name="Tabela3.A2" office:value-type="string">
            <text:p text:style-name="P47">Platform for the permanent conference of the rights of minors</text:p>
          </table:table-cell>
          <table:table-cell table:style-name="Tabela3.C2" office:value-type="string">
            <text:p text:style-name="P47">PHP, JavaScript</text:p>
          </table:table-cell>
        </table:table-row>
        <table:table-row>
          <table:table-cell table:style-name="Tabela3.A2" office:value-type="string">
            <text:p text:style-name="P47">CPC</text:p>
          </table:table-cell>
          <table:table-cell table:style-name="Tabela3.A2" office:value-type="string">
            <text:p text:style-name="P47">Center for the Brazilian culture representation groups</text:p>
          </table:table-cell>
          <table:table-cell table:style-name="Tabela3.C2" office:value-type="string">
            <text:p text:style-name="P47">Python, Django</text:p>
          </table:table-cell>
        </table:table-row>
        <table:table-row>
          <table:table-cell table:style-name="Tabela3.A2" office:value-type="string">
            <text:p text:style-name="P47">Timeline</text:p>
          </table:table-cell>
          <table:table-cell table:style-name="Tabela3.A2" office:value-type="string">
            <text:p text:style-name="P47">Interactive timelines on the Web</text:p>
          </table:table-cell>
          <table:table-cell table:style-name="Tabela3.C2" office:value-type="string">
            <text:p text:style-name="P47">JavaScript</text:p>
          </table:table-cell>
        </table:table-row>
        <table:table-row>
          <table:table-cell table:style-name="Tabela3.A2" office:value-type="string">
            <text:p text:style-name="P47">Imagemap</text:p>
          </table:table-cell>
          <table:table-cell table:style-name="Tabela3.A2" office:value-type="string">
            <text:p text:style-name="P47">Interactive <text:span text:style-name="T469">labeling</text:span> <text:span text:style-name="T469">of</text:span> on-line photos</text:p>
          </table:table-cell>
          <table:table-cell table:style-name="Tabela3.C2" office:value-type="string">
            <text:p text:style-name="P47">JavaScript</text:p>
          </table:table-cell>
        </table:table-row>
        <table:table-row table:style-name="Tabela3.12">
          <table:table-cell table:style-name="Tabela3.A2" office:value-type="string">
            <text:p text:style-name="P47">ABT</text:p>
          </table:table-cell>
          <table:table-cell table:style-name="Tabela3.A2" office:value-type="string">
            <text:p text:style-name="P47">Program for real-time <text:span text:style-name="T470">sound </text:span>execution and musical rhythmic analysis</text:p>
          </table:table-cell>
          <table:table-cell table:style-name="Tabela3.C2" office:value-type="string">
            <text:p text:style-name="P47">Python</text:p>
          </table:table-cell>
        </table:table-row>
        <table:table-row>
          <table:table-cell table:style-name="Tabela3.A2" office:value-type="string">
            <text:p text:style-name="P47">EKP</text:p>
          </table:table-cell>
          <table:table-cell table:style-name="Tabela3.A2" office:value-type="string">
            <text:p text:style-name="P47">Emotional Kernel Panic</text:p>
          </table:table-cell>
          <table:table-cell table:style-name="Tabela3.C2" office:value-type="string">
            <text:p text:style-name="P47">Python, ChucK</text:p>
          </table:table-cell>
        </table:table-row>
        <table:table-row>
          <table:table-cell table:style-name="Tabela3.A2" office:value-type="string">
            <text:p text:style-name="P47">SOS</text:p>
          </table:table-cell>
          <table:table-cell table:style-name="Tabela3.A2" office:value-type="string">
            <text:p text:style-name="P47">Aggregation and diffusion of popular and native knowledge about health </text:p>
          </table:table-cell>
          <table:table-cell table:style-name="Tabela3.C2" office:value-type="string">
            <text:p text:style-name="P47">Python, Django</text:p>
          </table:table-cell>
        </table:table-row>
        <table:table-row>
          <table:table-cell table:style-name="Tabela3.A2" office:value-type="string">
            <text:p text:style-name="P47">Creative Economy</text:p>
          </table:table-cell>
          <table:table-cell table:style-name="Tabela3.A2" office:value-type="string">
            <text:p text:style-name="P47">Platform for creative collaborative solidar<text:span text:style-name="T468">y</text:span> economy of culture hubs <text:span text:style-name="T468">and</text:span> entities </text:p>
          </table:table-cell>
          <table:table-cell table:style-name="Tabela3.C2" office:value-type="string">
            <text:p text:style-name="P47">Python, Django</text:p>
          </table:table-cell>
        </table:table-row>
        <table:table-row>
          <table:table-cell table:style-name="Tabela3.A2" office:value-type="string">
            <text:p text:style-name="P47">OpenID Integration</text:p>
          </table:table-cell>
          <table:table-cell table:style-name="Tabela3.A2" office:value-type="string">
            <text:p text:style-name="P47">Adaptations to existing software for unified login through OpenID </text:p>
          </table:table-cell>
          <table:table-cell table:style-name="Tabela3.C2" office:value-type="string">
            <text:p text:style-name="P47">PHP</text:p>
          </table:table-cell>
        </table:table-row>
        <table:table-row>
          <table:table-cell table:style-name="Tabela3.A2" office:value-type="string">
            <text:p text:style-name="P47">pAAnel</text:p>
          </table:table-cell>
          <table:table-cell table:style-name="Tabela3.A2" office:value-type="string">
            <text:p text:style-name="P47">Dashboard for the real-time visualization of Lab Macambira activity </text:p>
          </table:table-cell>
          <table:table-cell table:style-name="Tabela3.C2" office:value-type="string">
            <text:p text:style-name="P47">Python, Django</text:p>
          </table:table-cell>
        </table:table-row>
        <table:table-row>
          <table:table-cell table:style-name="Tabela3.A2" office:value-type="string">
            <text:p text:style-name="P47">Georef</text:p>
          </table:table-cell>
          <table:table-cell table:style-name="Tabela3.A2" office:value-type="string">
            <text:p text:style-name="P47">Collection of scripts to be used as reference<text:span text:style-name="T471"> and a</text:span> GIS platform to map public data of <text:span text:style-name="T472">interest</text:span> to citizens </text:p>
          </table:table-cell>
          <table:table-cell table:style-name="Tabela3.C2" office:value-type="string">
            <text:p text:style-name="P47">Python, Django</text:p>
          </table:table-cell>
        </table:table-row>
        <table:table-row>
          <table:table-cell table:style-name="Tabela3.A2" office:value-type="string">
            <text:p text:style-name="P47">AirHackTable</text:p>
          </table:table-cell>
          <table:table-cell table:style-name="Tabela3.A2" office:value-type="string">
            <text:p text:style-name="P47">Softwar<text:span text:style-name="T475">e system </text:span><text:span text:style-name="T473">to</text:span> generate sound <text:span text:style-name="T474">by real-time </text:span><text:span text:style-name="T476">3D </text:span><text:span text:style-name="T474">tracking </text:span><text:span text:style-name="T475">of</text:span> flying <text:span text:style-name="T474">objects</text:span></text:p>
          </table:table-cell>
          <table:table-cell table:style-name="Tabela3.C2" office:value-type="string">
            <text:p text:style-name="P47">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7">of interest</text:span> from others while avoiding interrupting them, a process further aided by the screencasts. </text:p>
      <text:p text:style-name="P67"><text:tab/>Adjustments to the task deadlines and milestones (which were managed in Trac) were <text:span text:style-name="T477">performed</text:span> based on verified progress of individuals and <text:span text:style-name="T478">of </text:span><text:span text:style-name="T477">the </text:span>labMacambira.sf.net team as a whole. The <text:span text:style-name="T492">numerous inexperienced</text:span> newcomers benefited from <text:span text:style-name="T479">a </text:span><text:span text:style-name="T480">friendly </text:span><text:span text:style-name="T479">environment </text:span><text:span text:style-name="T480">suitable for fast learning </text:span>by the use of AA as a flexible and simple transparency system. <text:span text:style-name="T492">This was </text:span><text:span text:style-name="T492">key for the motivation and</text:span><text:span text:style-name="T494"> </text:span><text:span text:style-name="T492">fixation </text:span><text:soft-page-break/><text:span text:style-name="T492">of new contributors, which is a central issue in free software development (</text:span><text:span text:style-name="T493">Santos et. al, 2013</text:span><text:span text:style-name="T492">). </text:span>Updates from the team were not transmitted in a person-to-person basis, but rather in a person-to-team basis based on the available online progress information.</text:p>
      <text:p text:style-name="P6"><text:tab/>As of this writing, ‘Lab Macambira’ <text:span text:style-name="T481">comprises</text:span> over 15 software developers, and <text:span text:style-name="T493">to this date </text:span>key developers <text:span text:style-name="T482">among those</text:span> trained in 2011 continue to work <text:span text:style-name="T483">in the collective</text:span> as voluntaries and contracted developers on fundations like Mozilla. <text:span text:style-name="T493">This </text:span><text:s/></text:p>
      <text:h text:style-name="P62" text:outline-level="1">4. conclusions</text:h>
      <text:p text:style-name="P38">In a scenario where Global Software Development is growing as a popular form of software development <text:span text:style-name="T75">across</text:span> the entire software industry, there is an increasing need for methodologies to deal with its potential disadvantages and at the same time amplify its advantages. This paper has presented <text:span text:style-name="T89">the AA</text:span> methodology, <text:span text:style-name="T90">designed for</text:span> <text:s/>a series of large or small groups of software developers, working on different countries or at the same room. The methodology <text:span text:style-name="T91">is built around</text:span> a simple system where each developer take<text:span text:style-name="T91">s</text:span> note of his work <text:span text:style-name="T76">by </text:span>posting a periodic log of <text:span text:style-name="T93">short</text:span> text sentences or micrologs. The sum of those activity logs, along with an entire session of work, results in a complete unit of report. The report is made public<text:span text:style-name="T94">ly</text:span> available through a Website and is validated by peers that are randomly selected by the AA Web server. <text:span text:style-name="T91">R</text:span><text:span text:style-name="T88">eal-world </text:span>data <text:span text:style-name="T88">on</text:span> practical experience <text:span text:style-name="T91">with this approach has been collected and reported, involving </text:span>a <text:span text:style-name="T94">team</text:span> of <text:span text:style-name="T94">paid </text:span>free software developers,<text:span text:style-name="T91"> </text:span>Lab Macambira, <text:span text:style-name="T91">which since </text:span>2011 has <text:span text:style-name="T91">developed</text:span> new free and open source software for a vast number of <text:span text:style-name="T92">high-end </text:span>applications <text:span text:style-name="T88">using AA</text:span>.</text:p>
      <text:p text:style-name="P37">AA is not limited to a work-management tool, but acts as a methodology to improve the <text:span text:style-name="T95">temporal </text:span><text:span text:style-name="T77">sensitivity and </text:span>sensibility <text:span text:style-name="T77">and</text:span> of individuals, helping divide complex tasks in time into small chunks or sessions, and also reducing the need <text:span text:style-name="T78">for</text:span> extensive reports or unnecessary meetings. By asking users to <text:span text:style-name="T96">publish </text:span>minimal text sentence<text:span text:style-name="T79">s</text:span> as a continuous log feed, the proposed methodology avoids disturbing the flow of developers which are heavily concentrated in programming. <text:span text:style-name="T96">These d</text:span>evelopers just have to type a few <text:span text:style-name="T80">task-related </text:span>words and go back to coding; <text:span text:style-name="T81">others </text:span><text:span text:style-name="T82">get </text:span><text:span text:style-name="T81">update</text:span><text:span text:style-name="T82">d</text:span><text:span text:style-name="T81"> as needed </text:span><text:span text:style-name="T85">for their task</text:span><text:span text:style-name="T80">. </text:span><text:span text:style-name="T82">Interruption-free</text:span><text:span text:style-name="T86"> </text:span><text:span text:style-name="T82">communication is achieved </text:span><text:span text:style-name="T83">–</text:span><text:span text:style-name="T97"> </text:span><text:span text:style-name="T98">AA </text:span><text:span text:style-name="T83">interruptions are </text:span><text:span text:style-name="T84">in context, </text:span><text:span text:style-name="T87">decentralized</text:span><text:span text:style-name="T84"> and </text:span><text:span text:style-name="T83">maximally useful</text:span><text:span text:style-name="T82">.</text:span> </text:p>
      <text:p text:style-name="P3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1">http://www.pulapirata.com. </text:p></text:note-body></text:note></text:p>
      <text:p text:style-name="P34">There are many aspects of the work which remain unfinished. Additional <text:s text:c="2"/>ubiquitous client interfaces for micrologging from different interfaces beyond IRC, e.g., web social services and e<text:span text:style-name="T413">-</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text:soft-page-break/>claims made in this paper, in order to refine the methodology, its mechanisms and parameters.</text:p>
      <text:h text:style-name="P62"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3">for this paper </text:span>is on-line at www.pulapirata.com/skills/aa. Finally, authors are also grateful to IFSC/USP, IPRJ/UERJ, IFT/UNESP and all AA users and collaborators, especially those who coded AA hacks for <text:span text:style-name="T101">logging</text:span> through shell and bot<text:span text:style-name="T99">s</text:span>, and those who coded <text:span text:style-name="T100">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6">BLISS, E. Getting things done. CareerTrack Publications, 1987.</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8">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69">REIS, C. R., and DE MATTOS FORTES, R. P. Caracterização de um Processo de Software para Projetos de Software Livre. <text:span text:style-name="T495">Msc.</text:span> thesis, University of São Paulo, Brazil, 2003. </text:p>
      <text:p text:style-name="P69"><text:span text:style-name="T516">S</text:span><text:span text:style-name="T517">ANTOS</text:span><text:span text:style-name="T516"> Jr, C. ; N</text:span><text:span text:style-name="T517">ELSON</text:span><text:span text:style-name="T516">, K. Motivation to Create Free and Open Source Projects and How Decisions Impact Success. RESI : Revista Eletrônica de Sistemas de Informação, v. 9, p. 4, 2010.</text:span><text:span text:style-name="T496"> </text:span></text:p>
      <text:p text:style-name="P71"><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68">THOMPSON, C. Solo performance: shut up and start acting like an introvert. Wired 20.04 (April 2012), 036.</text:p>
      <text:p text:style-name="P70"><text:soft-page-break/><text:span text:style-name="T553">WEST, J. and O'MAHONY, S. The Role of Participation Architecture in Growing Sponsored Open Source Communities, Industry &amp; Innovation, 15, 2,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Times" svg:font-family="Times"/>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3</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MT1"><text:page-number text:select-page="current">2</text:page-number></text:span></text:span></text:span></text:span></text:span></text:span><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23:05:47</dc:date>
    <meta:print-date>2005-03-17T02:14:00Z</meta:print-date>
    <meta:editing-cycles>847</meta:editing-cycles>
    <meta:editing-duration>P2DT19H3M30S</meta:editing-duration>
    <meta:document-statistic meta:table-count="3" meta:image-count="2" meta:object-count="0" meta:page-count="15" meta:paragraph-count="201" meta:word-count="5255" meta:character-count="34845" meta:non-whitespace-character-count="29701"/>
    <meta:template xlink:type="simple" xlink:actuate="onRequest" xlink:title="" xlink:href="../../../../Downloads/Resi_template.odt/sbc-template.dot"/>
  </office:meta>
</office:document-meta>
</file>